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3.81cm"/>
    </style:style>
    <style:style style:name="Table14.B" style:family="table-column">
      <style:table-column-properties style:column-width="2.593cm"/>
    </style:style>
    <style:style style:name="Table14.C" style:family="table-column">
      <style:table-column-properties style:column-width="11.192cm"/>
    </style:style>
    <style:style style:name="Table1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4.C1" style:family="table-cell">
      <style:table-cell-properties fo:background-color="#2a6099" fo:padding="0.097cm" fo:border="0.5pt solid #000000" style:writing-mode="page">
        <style:background-image/>
      </style:table-cell-properties>
    </style:style>
    <style:style style:name="Table14.A2" style:family="table-cell">
      <style:table-cell-properties fo:padding="0.097cm" fo:border-left="0.5pt solid #000000" fo:border-right="none" fo:border-top="none" fo:border-bottom="0.5pt solid #000000" style:writing-mode="page"/>
    </style:style>
    <style:style style:name="Table14.B2" style:family="table-cell">
      <style:table-cell-properties fo:padding="0.097cm" fo:border-left="0.5pt solid #000000" fo:border-right="none" fo:border-top="none" fo:border-bottom="0.5pt solid #000000" style:writing-mode="page"/>
    </style:style>
    <style:style style:name="Table14.C2" style:family="table-cell">
      <style:table-cell-properties fo:padding="0.097cm" fo:border-left="0.5pt solid #000000" fo:border-right="0.5pt solid #000000" fo:border-top="none" fo:border-bottom="0.5pt solid #000000" style:writing-mode="page"/>
    </style:style>
    <style:style style:name="Table14.A3" style:family="table-cell">
      <style:table-cell-properties fo:padding="0.097cm" fo:border-left="0.5pt solid #000000" fo:border-right="none" fo:border-top="none" fo:border-bottom="0.5pt solid #000000" style:writing-mode="page"/>
    </style:style>
    <style:style style:name="Table14.B3" style:family="table-cell">
      <style:table-cell-properties fo:padding="0.097cm" fo:border-left="0.5pt solid #000000" fo:border-right="none" fo:border-top="none" fo:border-bottom="0.5pt solid #000000" style:writing-mode="page"/>
    </style:style>
    <style:style style:name="Table14.C3" style:family="table-cell">
      <style:table-cell-properties fo:padding="0.097cm" fo:border-left="0.5pt solid #000000" fo:border-right="0.5pt solid #000000" fo:border-top="none" fo:border-bottom="0.5pt solid #000000" style:writing-mode="page"/>
    </style:style>
    <style:style style:name="Table14.A4" style:family="table-cell">
      <style:table-cell-properties fo:padding="0.097cm" fo:border-left="0.5pt solid #000000" fo:border-right="none" fo:border-top="none" fo:border-bottom="0.5pt solid #000000" style:writing-mode="page"/>
    </style:style>
    <style:style style:name="Table14.B4" style:family="table-cell">
      <style:table-cell-properties fo:padding="0.097cm" fo:border-left="0.5pt solid #000000" fo:border-right="none" fo:border-top="none" fo:border-bottom="0.5pt solid #000000" style:writing-mode="page"/>
    </style:style>
    <style:style style:name="Table14.C4" style:family="table-cell">
      <style:table-cell-properties fo:padding="0.097cm" fo:border-left="0.5pt solid #000000" fo:border-right="0.5pt solid #000000" fo:border-top="none" fo:border-bottom="0.5pt solid #000000" style:writing-mode="page"/>
    </style:style>
    <style:style style:name="Table14.A5" style:family="table-cell">
      <style:table-cell-properties fo:padding="0.097cm" fo:border-left="0.5pt solid #000000" fo:border-right="none" fo:border-top="none" fo:border-bottom="0.5pt solid #000000" style:writing-mode="page"/>
    </style:style>
    <style:style style:name="Table14.B5" style:family="table-cell">
      <style:table-cell-properties fo:padding="0.097cm" fo:border-left="0.5pt solid #000000" fo:border-right="none" fo:border-top="none" fo:border-bottom="0.5pt solid #000000" style:writing-mode="page"/>
    </style:style>
    <style:style style:name="Table14.C5" style:family="table-cell">
      <style:table-cell-properties fo:padding="0.097cm" fo:border-left="0.5pt solid #000000" fo:border-right="0.5pt solid #000000" fo:border-top="none" fo:border-bottom="0.5pt solid #000000" style:writing-mode="page"/>
    </style:style>
    <style:style style:name="Table14.A6" style:family="table-cell">
      <style:table-cell-properties fo:padding="0.097cm" fo:border-left="0.5pt solid #000000" fo:border-right="none" fo:border-top="none" fo:border-bottom="0.5pt solid #000000" style:writing-mode="page"/>
    </style:style>
    <style:style style:name="Table14.B6" style:family="table-cell">
      <style:table-cell-properties fo:padding="0.097cm" fo:border-left="0.5pt solid #000000" fo:border-right="none" fo:border-top="none" fo:border-bottom="0.5pt solid #000000" style:writing-mode="page"/>
    </style:style>
    <style:style style:name="Table14.C6" style:family="table-cell">
      <style:table-cell-properties fo:padding="0.097cm" fo:border-left="0.5pt solid #000000" fo:border-right="0.5pt solid #000000" fo:border-top="none" fo:border-bottom="0.5pt solid #000000" style:writing-mode="page"/>
    </style:style>
    <style:style style:name="Table14.A7" style:family="table-cell">
      <style:table-cell-properties fo:padding="0.097cm" fo:border-left="0.5pt solid #000000" fo:border-right="none" fo:border-top="none" fo:border-bottom="0.5pt solid #000000" style:writing-mode="page"/>
    </style:style>
    <style:style style:name="Table14.B7" style:family="table-cell">
      <style:table-cell-properties fo:padding="0.097cm" fo:border-left="0.5pt solid #000000" fo:border-right="none" fo:border-top="none" fo:border-bottom="0.5pt solid #000000" style:writing-mode="page"/>
    </style:style>
    <style:style style:name="Table14.C7" style:family="table-cell">
      <style:table-cell-properties fo:padding="0.097cm" fo:border-left="0.5pt solid #000000" fo:border-right="0.5pt solid #000000" fo:border-top="none" fo:border-bottom="0.5pt solid #000000" style:writing-mode="page"/>
    </style:style>
    <style:style style:name="Table14.A8" style:family="table-cell">
      <style:table-cell-properties fo:padding="0.097cm" fo:border-left="0.5pt solid #000000" fo:border-right="none" fo:border-top="none" fo:border-bottom="0.5pt solid #000000" style:writing-mode="page"/>
    </style:style>
    <style:style style:name="Table14.B8" style:family="table-cell">
      <style:table-cell-properties fo:padding="0.097cm" fo:border-left="0.5pt solid #000000" fo:border-right="none" fo:border-top="none" fo:border-bottom="0.5pt solid #000000" style:writing-mode="page"/>
    </style:style>
    <style:style style:name="Table14.C8" style:family="table-cell">
      <style:table-cell-properties fo:padding="0.097cm" fo:border-left="0.5pt solid #000000" fo:border-right="0.5pt solid #000000" fo:border-top="none" fo:border-bottom="0.5pt solid #000000" style:writing-mode="page"/>
    </style:style>
    <style:style style:name="Table14.A9" style:family="table-cell">
      <style:table-cell-properties fo:padding="0.097cm" fo:border-left="0.5pt solid #000000" fo:border-right="none" fo:border-top="none" fo:border-bottom="0.5pt solid #000000" style:writing-mode="page"/>
    </style:style>
    <style:style style:name="Table14.B9" style:family="table-cell">
      <style:table-cell-properties fo:padding="0.097cm" fo:border-left="0.5pt solid #000000" fo:border-right="none" fo:border-top="none" fo:border-bottom="0.5pt solid #000000" style:writing-mode="page"/>
    </style:style>
    <style:style style:name="Table14.C9" style:family="table-cell">
      <style:table-cell-properties fo:padding="0.097cm" fo:border-left="0.5pt solid #000000" fo:border-right="0.5pt solid #000000" fo:border-top="none" fo:border-bottom="0.5pt solid #000000" style:writing-mode="page"/>
    </style:style>
    <style:style style:name="Table14.A10" style:family="table-cell">
      <style:table-cell-properties fo:padding="0.097cm" fo:border-left="0.5pt solid #000000" fo:border-right="none" fo:border-top="none" fo:border-bottom="0.5pt solid #000000" style:writing-mode="page"/>
    </style:style>
    <style:style style:name="Table14.B10" style:family="table-cell">
      <style:table-cell-properties fo:padding="0.097cm" fo:border-left="0.5pt solid #000000" fo:border-right="none" fo:border-top="none" fo:border-bottom="0.5pt solid #000000" style:writing-mode="page"/>
    </style:style>
    <style:style style:name="Table14.C10" style:family="table-cell">
      <style:table-cell-properties fo:padding="0.097cm" fo:border-left="0.5pt solid #000000" fo:border-right="0.5pt solid #000000" fo:border-top="none" fo:border-bottom="0.5pt solid #000000" style:writing-mode="page"/>
    </style:style>
    <style:style style:name="Table14.A11" style:family="table-cell">
      <style:table-cell-properties fo:padding="0.097cm" fo:border-left="0.5pt solid #000000" fo:border-right="none" fo:border-top="none" fo:border-bottom="0.5pt solid #000000" style:writing-mode="page"/>
    </style:style>
    <style:style style:name="Table14.B11" style:family="table-cell">
      <style:table-cell-properties fo:padding="0.097cm" fo:border-left="0.5pt solid #000000" fo:border-right="none" fo:border-top="none" fo:border-bottom="0.5pt solid #000000" style:writing-mode="page"/>
    </style:style>
    <style:style style:name="Table14.C11" style:family="table-cell">
      <style:table-cell-properties fo:padding="0.097cm" fo:border-left="0.5pt solid #000000" fo:border-right="0.5pt solid #000000" fo:border-top="none" fo:border-bottom="0.5pt solid #000000" style:writing-mode="page"/>
    </style:style>
    <style:style style:name="Table14.A12" style:family="table-cell">
      <style:table-cell-properties fo:padding="0.097cm" fo:border-left="0.5pt solid #000000" fo:border-right="none" fo:border-top="none" fo:border-bottom="0.5pt solid #000000" style:writing-mode="page"/>
    </style:style>
    <style:style style:name="Table14.B12" style:family="table-cell">
      <style:table-cell-properties fo:padding="0.097cm" fo:border-left="0.5pt solid #000000" fo:border-right="none" fo:border-top="none" fo:border-bottom="0.5pt solid #000000" style:writing-mode="page"/>
    </style:style>
    <style:style style:name="Table14.C12" style:family="table-cell">
      <style:table-cell-properties fo:padding="0.097cm" fo:border-left="0.5pt solid #000000" fo:border-right="0.5pt solid #000000" fo:border-top="none" fo:border-bottom="0.5pt solid #000000" style:writing-mode="page"/>
    </style:style>
    <style:style style:name="Table14.A13" style:family="table-cell">
      <style:table-cell-properties fo:padding="0.097cm" fo:border-left="0.5pt solid #000000" fo:border-right="none" fo:border-top="none" fo:border-bottom="0.5pt solid #000000" style:writing-mode="page"/>
    </style:style>
    <style:style style:name="Table14.B13" style:family="table-cell">
      <style:table-cell-properties fo:padding="0.097cm" fo:border-left="0.5pt solid #000000" fo:border-right="none" fo:border-top="none" fo:border-bottom="0.5pt solid #000000" style:writing-mode="page"/>
    </style:style>
    <style:style style:name="Table14.C13" style:family="table-cell">
      <style:table-cell-properties fo:padding="0.097cm" fo:border-left="0.5pt solid #000000" fo:border-right="0.5pt solid #000000" fo:border-top="none" fo:border-bottom="0.5pt solid #000000" style:writing-mode="page"/>
    </style:style>
    <style:style style:name="Table14.A14" style:family="table-cell">
      <style:table-cell-properties fo:padding="0.097cm" fo:border-left="0.5pt solid #000000" fo:border-right="none" fo:border-top="none" fo:border-bottom="0.5pt solid #000000" style:writing-mode="page"/>
    </style:style>
    <style:style style:name="Table14.B14" style:family="table-cell">
      <style:table-cell-properties fo:padding="0.097cm" fo:border-left="0.5pt solid #000000" fo:border-right="none" fo:border-top="none" fo:border-bottom="0.5pt solid #000000" style:writing-mode="page"/>
    </style:style>
    <style:style style:name="Table14.C14" style:family="table-cell">
      <style:table-cell-properties fo:padding="0.097cm" fo:border-left="0.5pt solid #000000" fo:border-right="0.5pt solid #000000" fo:border-top="none" fo:border-bottom="0.5pt solid #000000" style:writing-mode="page"/>
    </style:style>
    <style:style style:name="Table14.A15" style:family="table-cell">
      <style:table-cell-properties fo:padding="0.097cm" fo:border-left="0.5pt solid #000000" fo:border-right="none" fo:border-top="none" fo:border-bottom="0.5pt solid #000000" style:writing-mode="page"/>
    </style:style>
    <style:style style:name="Table14.B15" style:family="table-cell">
      <style:table-cell-properties fo:padding="0.097cm" fo:border-left="0.5pt solid #000000" fo:border-right="none" fo:border-top="none" fo:border-bottom="0.5pt solid #000000" style:writing-mode="page"/>
    </style:style>
    <style:style style:name="Table14.C15" style:family="table-cell">
      <style:table-cell-properties fo:padding="0.097cm" fo:border-left="0.5pt solid #000000" fo:border-right="0.5pt solid #000000" fo:border-top="none" fo:border-bottom="0.5pt solid #000000" style:writing-mode="page"/>
    </style:style>
    <style:style style:name="Table14.A16" style:family="table-cell">
      <style:table-cell-properties fo:padding="0.097cm" fo:border-left="0.5pt solid #000000" fo:border-right="none" fo:border-top="none" fo:border-bottom="0.5pt solid #000000" style:writing-mode="page"/>
    </style:style>
    <style:style style:name="Table14.B16" style:family="table-cell">
      <style:table-cell-properties fo:padding="0.097cm" fo:border-left="0.5pt solid #000000" fo:border-right="none" fo:border-top="none" fo:border-bottom="0.5pt solid #000000" style:writing-mode="page"/>
    </style:style>
    <style:style style:name="Table14.C16" style:family="table-cell">
      <style:table-cell-properties fo:padding="0.097cm" fo:border-left="0.5pt solid #000000" fo:border-right="0.5pt solid #000000" fo:border-top="none" fo:border-bottom="0.5pt solid #000000" style:writing-mode="page"/>
    </style:style>
    <style:style style:name="Table14.A17" style:family="table-cell">
      <style:table-cell-properties fo:padding="0.097cm" fo:border-left="0.5pt solid #000000" fo:border-right="none" fo:border-top="none" fo:border-bottom="0.5pt solid #000000" style:writing-mode="page"/>
    </style:style>
    <style:style style:name="Table14.B17" style:family="table-cell">
      <style:table-cell-properties fo:padding="0.097cm" fo:border-left="0.5pt solid #000000" fo:border-right="none" fo:border-top="none" fo:border-bottom="0.5pt solid #000000" style:writing-mode="page"/>
    </style:style>
    <style:style style:name="Table14.C17" style:family="table-cell">
      <style:table-cell-properties fo:padding="0.097cm" fo:border-left="0.5pt solid #000000" fo:border-right="0.5pt solid #000000" fo:border-top="none" fo:border-bottom="0.5pt solid #000000" style:writing-mode="page"/>
    </style:style>
    <style:style style:name="Table14.A18" style:family="table-cell">
      <style:table-cell-properties fo:padding="0.097cm" fo:border-left="0.5pt solid #000000" fo:border-right="none" fo:border-top="none" fo:border-bottom="0.5pt solid #000000" style:writing-mode="page"/>
    </style:style>
    <style:style style:name="Table14.B18" style:family="table-cell">
      <style:table-cell-properties fo:padding="0.097cm" fo:border-left="0.5pt solid #000000" fo:border-right="none" fo:border-top="none" fo:border-bottom="0.5pt solid #000000" style:writing-mode="page"/>
    </style:style>
    <style:style style:name="Table14.C18" style:family="table-cell">
      <style:table-cell-properties fo:padding="0.097cm" fo:border-left="0.5pt solid #000000" fo:border-right="0.5pt solid #000000" fo:border-top="none" fo:border-bottom="0.5pt solid #000000" style:writing-mode="page"/>
    </style:style>
    <style:style style:name="Table14.A19" style:family="table-cell">
      <style:table-cell-properties fo:padding="0.097cm" fo:border-left="0.5pt solid #000000" fo:border-right="none" fo:border-top="none" fo:border-bottom="0.5pt solid #000000" style:writing-mode="page"/>
    </style:style>
    <style:style style:name="Table14.B19" style:family="table-cell">
      <style:table-cell-properties fo:padding="0.097cm" fo:border-left="0.5pt solid #000000" fo:border-right="none" fo:border-top="none" fo:border-bottom="0.5pt solid #000000" style:writing-mode="page"/>
    </style:style>
    <style:style style:name="Table14.C19" style:family="table-cell">
      <style:table-cell-properties fo:padding="0.097cm" fo:border-left="0.5pt solid #000000" fo:border-right="0.5pt solid #000000" fo:border-top="none" fo:border-bottom="0.5pt solid #000000" style:writing-mode="page"/>
    </style:style>
    <style:style style:name="Table14.A20" style:family="table-cell">
      <style:table-cell-properties fo:padding="0.097cm" fo:border-left="0.5pt solid #000000" fo:border-right="none" fo:border-top="none" fo:border-bottom="0.5pt solid #000000" style:writing-mode="page"/>
    </style:style>
    <style:style style:name="Table14.B20" style:family="table-cell">
      <style:table-cell-properties fo:padding="0.097cm" fo:border-left="0.5pt solid #000000" fo:border-right="none" fo:border-top="none" fo:border-bottom="0.5pt solid #000000" style:writing-mode="page"/>
    </style:style>
    <style:style style:name="Table14.C20" style:family="table-cell">
      <style:table-cell-properties fo:padding="0.097cm" fo:border-left="0.5pt solid #000000" fo:border-right="0.5pt solid #000000" fo:border-top="none" fo:border-bottom="0.5pt solid #000000" style:writing-mode="page"/>
    </style:style>
    <style:style style:name="Table14.A21" style:family="table-cell">
      <style:table-cell-properties fo:padding="0.097cm" fo:border-left="0.5pt solid #000000" fo:border-right="none" fo:border-top="none" fo:border-bottom="0.5pt solid #000000" style:writing-mode="page"/>
    </style:style>
    <style:style style:name="Table14.B21" style:family="table-cell">
      <style:table-cell-properties fo:padding="0.097cm" fo:border-left="0.5pt solid #000000" fo:border-right="none" fo:border-top="none" fo:border-bottom="0.5pt solid #000000" style:writing-mode="page"/>
    </style:style>
    <style:style style:name="Table14.C21" style:family="table-cell">
      <style:table-cell-properties fo:padding="0.097cm" fo:border-left="0.5pt solid #000000" fo:border-right="0.5pt solid #000000" fo:border-top="none" fo:border-bottom="0.5pt solid #000000" style:writing-mode="page"/>
    </style:style>
    <style:style style:name="Table14.A22" style:family="table-cell">
      <style:table-cell-properties fo:padding="0.097cm" fo:border-left="0.5pt solid #000000" fo:border-right="none" fo:border-top="none" fo:border-bottom="0.5pt solid #000000" style:writing-mode="page"/>
    </style:style>
    <style:style style:name="Table14.B22" style:family="table-cell">
      <style:table-cell-properties fo:padding="0.097cm" fo:border-left="0.5pt solid #000000" fo:border-right="none" fo:border-top="none" fo:border-bottom="0.5pt solid #000000" style:writing-mode="page"/>
    </style:style>
    <style:style style:name="Table14.C22" style:family="table-cell">
      <style:table-cell-properties fo:padding="0.097cm" fo:border-left="0.5pt solid #000000" fo:border-right="0.5pt solid #000000" fo:border-top="none" fo:border-bottom="0.5pt solid #000000" style:writing-mode="page"/>
    </style:style>
    <style:style style:name="Table14.A23" style:family="table-cell">
      <style:table-cell-properties fo:padding="0.097cm" fo:border-left="0.5pt solid #000000" fo:border-right="none" fo:border-top="none" fo:border-bottom="0.5pt solid #000000" style:writing-mode="page"/>
    </style:style>
    <style:style style:name="Table14.B23" style:family="table-cell">
      <style:table-cell-properties fo:padding="0.097cm" fo:border-left="0.5pt solid #000000" fo:border-right="none" fo:border-top="none" fo:border-bottom="0.5pt solid #000000" style:writing-mode="page"/>
    </style:style>
    <style:style style:name="Table14.C23"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595cm" fo:margin-left="0cm" table:align="left"/>
    </style:style>
    <style:style style:name="Table15.A" style:family="table-column">
      <style:table-column-properties style:column-width="3.493cm"/>
    </style:style>
    <style:style style:name="Table15.B" style:family="table-column">
      <style:table-column-properties style:column-width="14.102cm"/>
    </style:style>
    <style:style style:name="Table15.A1" style:family="table-cell">
      <style:table-cell-properties style:vertical-align="middle" fo:background-color="#2a6099"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2a6099" fo:padding="0.097cm" fo:border="0.5pt solid #000000" style:writing-mode="page">
        <style:background-image/>
      </style:table-cell-properties>
    </style:style>
    <style:style style:name="Table15.A2" style:family="table-cell">
      <style:table-cell-properties style:vertical-align="middle"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15.A3" style:family="table-cell">
      <style:table-cell-properties style:vertical-align="middle" fo:padding="0.097cm" fo:border-left="0.5pt solid #000000" fo:border-right="none" fo:border-top="none" fo:border-bottom="0.5pt solid #000000" style:writing-mode="page"/>
    </style:style>
    <style:style style:name="Table15.B3" style:family="table-cell">
      <style:table-cell-properties fo:padding="0.097cm" fo:border-left="0.5pt solid #000000" fo:border-right="0.5pt solid #000000" fo:border-top="none" fo:border-bottom="0.5pt solid #000000" style:writing-mode="page"/>
    </style:style>
    <style:style style:name="Table15.A4" style:family="table-cell">
      <style:table-cell-properties style:vertical-align="middle" fo:padding="0.097cm" fo:border-left="0.5pt solid #000000" fo:border-right="none" fo:border-top="none" fo:border-bottom="0.5pt solid #000000" style:writing-mode="page"/>
    </style:style>
    <style:style style:name="Table15.B4" style:family="table-cell">
      <style:table-cell-properties fo:padding="0.097cm" fo:border-left="0.5pt solid #000000" fo:border-right="0.5pt solid #000000" fo:border-top="none" fo:border-bottom="0.5pt solid #000000" style:writing-mode="page"/>
    </style:style>
    <style:style style:name="Table15.A5" style:family="table-cell">
      <style:table-cell-properties style:vertical-align="middle" fo:padding="0.097cm" fo:border-left="0.5pt solid #000000" fo:border-right="none" fo:border-top="none" fo:border-bottom="0.5pt solid #000000" style:writing-mode="page"/>
    </style:style>
    <style:style style:name="Table15.B5" style:family="table-cell">
      <style:table-cell-properties fo:padding="0.097cm" fo:border-left="0.5pt solid #000000" fo:border-right="0.5pt solid #000000" fo:border-top="none" fo:border-bottom="0.5pt solid #000000" style:writing-mode="page"/>
    </style:style>
    <style:style style:name="Table15.A6" style:family="table-cell">
      <style:table-cell-properties style:vertical-align="middle" fo:padding="0.097cm" fo:border-left="0.5pt solid #000000" fo:border-right="none" fo:border-top="none" fo:border-bottom="0.5pt solid #000000" style:writing-mode="page"/>
    </style:style>
    <style:style style:name="Table15.B6"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13.A6" style:family="table-cell">
      <style:table-cell-properties fo:padding="0.097cm" fo:border-left="0.5pt solid #000000" fo:border-right="none" fo:border-top="none" fo:border-bottom="0.5pt solid #000000" style:writing-mode="page"/>
    </style:style>
    <style:style style:name="Table13.B6" style:family="table-cell">
      <style:table-cell-properties fo:padding="0.097cm" fo:border-left="0.5pt solid #000000" fo:border-right="0.5pt solid #000000" fo:border-top="none" fo:border-bottom="0.5pt solid #000000" style:writing-mode="page"/>
    </style:style>
    <style:style style:name="Table13.A7" style:family="table-cell">
      <style:table-cell-properties fo:padding="0.097cm" fo:border-left="0.5pt solid #000000" fo:border-right="none" fo:border-top="none" fo:border-bottom="0.5pt solid #000000" style:writing-mode="page"/>
    </style:style>
    <style:style style:name="Table13.B7"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style:vertical-align="middle" fo:padding="0.097cm" fo:border-left="0.5pt solid #000000" fo:border-right="none" fo:border-top="none" fo:border-bottom="0.5pt solid #000000" style:writing-mode="page"/>
    </style:style>
    <style:style style:name="Table12.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25bed5" officeooo:paragraph-rsid="0025bed5"/>
    </style:style>
    <style:style style:name="P3" style:family="paragraph" style:parent-style-name="Standard">
      <style:text-properties officeooo:rsid="002af414" officeooo:paragraph-rsid="002af414"/>
    </style:style>
    <style:style style:name="P4" style:family="paragraph" style:parent-style-name="Standard">
      <style:text-properties officeooo:rsid="00424e09" officeooo:paragraph-rsid="00438679"/>
    </style:style>
    <style:style style:name="P5" style:family="paragraph" style:parent-style-name="Standard">
      <style:text-properties officeooo:rsid="0046a8f4" officeooo:paragraph-rsid="0046a8f4"/>
    </style:style>
    <style:style style:name="P6" style:family="paragraph" style:parent-style-name="Standard">
      <style:text-properties officeooo:rsid="004b488d" officeooo:paragraph-rsid="004b488d"/>
    </style:style>
    <style:style style:name="P7" style:family="paragraph" style:parent-style-name="Standard">
      <style:text-properties officeooo:rsid="004b488d" officeooo:paragraph-rsid="00571c1d"/>
    </style:style>
    <style:style style:name="P8" style:family="paragraph" style:parent-style-name="Standard">
      <style:text-properties officeooo:rsid="0031b60a" officeooo:paragraph-rsid="0053b3ed"/>
    </style:style>
    <style:style style:name="P9" style:family="paragraph" style:parent-style-name="Standard">
      <style:text-properties fo:font-style="normal" officeooo:rsid="004b488d" officeooo:paragraph-rsid="004b488d" style:font-style-asian="normal" style:font-style-complex="normal"/>
    </style:style>
    <style:style style:name="P10" style:family="paragraph" style:parent-style-name="Standard">
      <style:text-properties fo:font-style="normal" officeooo:rsid="00a070d9" officeooo:paragraph-rsid="00a070d9" style:font-style-asian="normal" style:font-style-complex="normal"/>
    </style:style>
    <style:style style:name="P11" style:family="paragraph" style:parent-style-name="Standard">
      <style:text-properties fo:font-style="normal" officeooo:rsid="00ac8350" officeooo:paragraph-rsid="00ac8350" style:font-style-asian="normal" style:font-style-complex="normal"/>
    </style:style>
    <style:style style:name="P12" style:family="paragraph" style:parent-style-name="Standard">
      <style:text-properties fo:font-style="normal" officeooo:rsid="00879906" officeooo:paragraph-rsid="009c7bd3" style:font-style-asian="normal" style:font-style-complex="normal"/>
    </style:style>
    <style:style style:name="P13" style:family="paragraph" style:parent-style-name="Standard">
      <style:text-properties fo:font-style="normal" officeooo:rsid="00c3662e" officeooo:paragraph-rsid="00c3662e" style:font-style-asian="normal" style:font-style-complex="normal"/>
    </style:style>
    <style:style style:name="P14" style:family="paragraph" style:parent-style-name="Standard">
      <style:text-properties fo:font-style="normal" officeooo:rsid="00c94311" officeooo:paragraph-rsid="00c94311" style:font-style-asian="normal" style:font-style-complex="normal"/>
    </style:style>
    <style:style style:name="P15" style:family="paragraph" style:parent-style-name="Standard">
      <style:text-properties fo:font-style="normal" officeooo:rsid="00c94311" officeooo:paragraph-rsid="00cabac7" style:font-style-asian="normal" style:font-style-complex="normal"/>
    </style:style>
    <style:style style:name="P16" style:family="paragraph" style:parent-style-name="Standard">
      <style:text-properties fo:font-style="normal" officeooo:rsid="00c9fb43" officeooo:paragraph-rsid="00c9fb43" style:font-style-asian="normal" style:font-style-complex="normal"/>
    </style:style>
    <style:style style:name="P17" style:family="paragraph" style:parent-style-name="Standard">
      <style:text-properties fo:font-style="normal" officeooo:rsid="00cabac7" officeooo:paragraph-rsid="00cabac7" style:font-style-asian="normal" style:font-style-complex="normal"/>
    </style:style>
    <style:style style:name="P18" style:family="paragraph" style:parent-style-name="Standard">
      <style:text-properties officeooo:rsid="00571c1d" officeooo:paragraph-rsid="00571c1d"/>
    </style:style>
    <style:style style:name="P19" style:family="paragraph" style:parent-style-name="Standard">
      <style:text-properties officeooo:rsid="005f544e" officeooo:paragraph-rsid="005f544e"/>
    </style:style>
    <style:style style:name="P20" style:family="paragraph" style:parent-style-name="Standard">
      <style:text-properties officeooo:rsid="0062aff7" officeooo:paragraph-rsid="0062aff7"/>
    </style:style>
    <style:style style:name="P21" style:family="paragraph" style:parent-style-name="Standard">
      <style:text-properties officeooo:rsid="002e0b4a" officeooo:paragraph-rsid="002e0b4a"/>
    </style:style>
    <style:style style:name="P22" style:family="paragraph" style:parent-style-name="Standard">
      <style:text-properties officeooo:rsid="007dde85" officeooo:paragraph-rsid="007dde85"/>
    </style:style>
    <style:style style:name="P23" style:family="paragraph" style:parent-style-name="Standard">
      <style:text-properties officeooo:rsid="00813beb" officeooo:paragraph-rsid="00813beb"/>
    </style:style>
    <style:style style:name="P24" style:family="paragraph" style:parent-style-name="Standard">
      <style:text-properties officeooo:rsid="00849da6" officeooo:paragraph-rsid="009bcf72"/>
    </style:style>
    <style:style style:name="P25" style:family="paragraph" style:parent-style-name="Standard">
      <style:text-properties officeooo:paragraph-rsid="00849da6"/>
    </style:style>
    <style:style style:name="P26" style:family="paragraph" style:parent-style-name="Standard">
      <style:text-properties officeooo:paragraph-rsid="008593c6"/>
    </style:style>
    <style:style style:name="P27" style:family="paragraph" style:parent-style-name="Standard">
      <style:text-properties officeooo:rsid="00879906" officeooo:paragraph-rsid="00879906"/>
    </style:style>
    <style:style style:name="P28" style:family="paragraph" style:parent-style-name="Standard">
      <style:text-properties officeooo:paragraph-rsid="0023cae9"/>
    </style:style>
    <style:style style:name="P29" style:family="paragraph" style:parent-style-name="Standard">
      <style:text-properties officeooo:paragraph-rsid="002613eb"/>
    </style:style>
    <style:style style:name="P30" style:family="paragraph" style:parent-style-name="Standard">
      <style:text-properties officeooo:rsid="0057fc31" officeooo:paragraph-rsid="00920e22"/>
    </style:style>
    <style:style style:name="P31" style:family="paragraph" style:parent-style-name="Standard">
      <style:text-properties officeooo:paragraph-rsid="00920e22"/>
    </style:style>
    <style:style style:name="P32" style:family="paragraph" style:parent-style-name="Standard">
      <style:text-properties officeooo:paragraph-rsid="009ae8e3"/>
    </style:style>
    <style:style style:name="P33" style:family="paragraph" style:parent-style-name="Standard">
      <style:text-properties officeooo:rsid="009ae8e3" officeooo:paragraph-rsid="009ae8e3"/>
    </style:style>
    <style:style style:name="P34" style:family="paragraph" style:parent-style-name="Standard">
      <style:text-properties officeooo:rsid="00a070d9" officeooo:paragraph-rsid="00a070d9"/>
    </style:style>
    <style:style style:name="P35" style:family="paragraph" style:parent-style-name="Standard">
      <style:text-properties officeooo:paragraph-rsid="00ac9e2b"/>
    </style:style>
    <style:style style:name="P36" style:family="paragraph" style:parent-style-name="Standard">
      <style:text-properties officeooo:paragraph-rsid="00c908b0"/>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2af414"/>
    </style:style>
    <style:style style:name="P39" style:family="paragraph" style:parent-style-name="Table_20_Contents">
      <style:paragraph-properties fo:text-align="center" style:justify-single-word="false"/>
      <style:text-properties officeooo:paragraph-rsid="00a36428"/>
    </style:style>
    <style:style style:name="P40" style:family="paragraph" style:parent-style-name="Table_20_Contents">
      <style:paragraph-properties fo:text-align="center" style:justify-single-word="false"/>
      <style:text-properties officeooo:rsid="00275dfb" officeooo:paragraph-rsid="00275dfb"/>
    </style:style>
    <style:style style:name="P41" style:family="paragraph" style:parent-style-name="Table_20_Contents">
      <style:text-properties style:font-name="Droid Sans Mono"/>
    </style:style>
    <style:style style:name="P42" style:family="paragraph" style:parent-style-name="Table_20_Contents">
      <style:text-properties style:font-name="Droid Sans Mono" officeooo:rsid="007577aa" officeooo:paragraph-rsid="007577aa"/>
    </style:style>
    <style:style style:name="P43" style:family="paragraph" style:parent-style-name="Table_20_Contents">
      <style:text-properties officeooo:rsid="002c2d45" officeooo:paragraph-rsid="002c2d45"/>
    </style:style>
    <style:style style:name="P44" style:family="paragraph" style:parent-style-name="Table_20_Contents">
      <style:paragraph-properties fo:text-align="center" style:justify-single-word="false"/>
      <style:text-properties officeooo:rsid="002c2d45" officeooo:paragraph-rsid="002c2d45"/>
    </style:style>
    <style:style style:name="P45"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46"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47" style:family="paragraph" style:parent-style-name="Table_20_Contents">
      <style:paragraph-properties fo:text-align="center" style:justify-single-word="false"/>
      <style:text-properties officeooo:rsid="0049ae34" officeooo:paragraph-rsid="0049ae34"/>
    </style:style>
    <style:style style:name="P48" style:family="paragraph" style:parent-style-name="Table_20_Contents">
      <style:text-properties officeooo:rsid="0049ae34" officeooo:paragraph-rsid="0049ae34"/>
    </style:style>
    <style:style style:name="P49" style:family="paragraph" style:parent-style-name="Table_20_Contents">
      <style:paragraph-properties fo:text-align="center" style:justify-single-word="false"/>
      <style:text-properties officeooo:rsid="004b488d" officeooo:paragraph-rsid="004b488d"/>
    </style:style>
    <style:style style:name="P50" style:family="paragraph" style:parent-style-name="Table_20_Contents">
      <style:paragraph-properties fo:text-align="center" style:justify-single-word="false"/>
      <style:text-properties officeooo:rsid="004b488d" officeooo:paragraph-rsid="0053b3ed"/>
    </style:style>
    <style:style style:name="P51" style:family="paragraph" style:parent-style-name="Table_20_Contents">
      <style:text-properties officeooo:rsid="004c5abe" officeooo:paragraph-rsid="004c5abe"/>
    </style:style>
    <style:style style:name="P52" style:family="paragraph" style:parent-style-name="Table_20_Contents">
      <style:paragraph-properties fo:text-align="center" style:justify-single-word="false"/>
      <style:text-properties officeooo:rsid="004c5abe" officeooo:paragraph-rsid="004c5abe"/>
    </style:style>
    <style:style style:name="P53" style:family="paragraph" style:parent-style-name="Table_20_Contents">
      <style:paragraph-properties fo:text-align="center" style:justify-single-word="false"/>
      <style:text-properties officeooo:rsid="004c5abe" officeooo:paragraph-rsid="005f6b35"/>
    </style:style>
    <style:style style:name="P54" style:family="paragraph" style:parent-style-name="Table_20_Contents">
      <style:text-properties officeooo:rsid="004c5abe" officeooo:paragraph-rsid="005f6b35"/>
    </style:style>
    <style:style style:name="P55" style:family="paragraph" style:parent-style-name="Table_20_Contents">
      <style:text-properties officeooo:paragraph-rsid="004c5abe"/>
    </style:style>
    <style:style style:name="P56"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57"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58" style:family="paragraph" style:parent-style-name="Table_20_Contents">
      <style:text-properties style:font-name="Droid Sans" officeooo:rsid="005f6b35" officeooo:paragraph-rsid="005f6b35" fo:background-color="transparent"/>
    </style:style>
    <style:style style:name="P59"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60" style:family="paragraph" style:parent-style-name="Table_20_Contents">
      <style:text-properties style:font-name="Droid Sans" officeooo:rsid="00703550" officeooo:paragraph-rsid="00703550" fo:background-color="transparent"/>
    </style:style>
    <style:style style:name="P61" style:family="paragraph" style:parent-style-name="Table_20_Contents">
      <style:paragraph-properties fo:text-align="center" style:justify-single-word="false"/>
      <style:text-properties style:font-name="Droid Sans" fo:font-style="normal" officeooo:rsid="00babdcc" officeooo:paragraph-rsid="00babdcc" fo:background-color="transparent" style:font-style-asian="normal" style:font-style-complex="normal"/>
    </style:style>
    <style:style style:name="P62" style:family="paragraph" style:parent-style-name="Table_20_Contents">
      <style:text-properties officeooo:rsid="004d112c" officeooo:paragraph-rsid="004d112c"/>
    </style:style>
    <style:style style:name="P63" style:family="paragraph" style:parent-style-name="Table_20_Contents">
      <style:paragraph-properties fo:text-align="center" style:justify-single-word="false"/>
      <style:text-properties officeooo:rsid="004d112c" officeooo:paragraph-rsid="004d112c"/>
    </style:style>
    <style:style style:name="P64" style:family="paragraph" style:parent-style-name="Table_20_Contents">
      <style:text-properties officeooo:rsid="004d112c" officeooo:paragraph-rsid="004fc81d"/>
    </style:style>
    <style:style style:name="P65" style:family="paragraph" style:parent-style-name="Table_20_Contents">
      <style:paragraph-properties fo:text-align="center" style:justify-single-word="false"/>
      <style:text-properties officeooo:rsid="0053b3ed" officeooo:paragraph-rsid="0053b3ed"/>
    </style:style>
    <style:style style:name="P66" style:family="paragraph" style:parent-style-name="Table_20_Contents">
      <style:text-properties officeooo:rsid="0057fc31" officeooo:paragraph-rsid="0057fc31"/>
    </style:style>
    <style:style style:name="P67" style:family="paragraph" style:parent-style-name="Table_20_Contents">
      <style:paragraph-properties fo:text-align="center" style:justify-single-word="false"/>
      <style:text-properties officeooo:rsid="0057fc31" officeooo:paragraph-rsid="0057fc31"/>
    </style:style>
    <style:style style:name="P68" style:family="paragraph" style:parent-style-name="Table_20_Contents">
      <style:paragraph-properties fo:text-align="center" style:justify-single-word="false"/>
      <style:text-properties officeooo:rsid="005f6b35" officeooo:paragraph-rsid="005f6b35"/>
    </style:style>
    <style:style style:name="P69" style:family="paragraph" style:parent-style-name="Table_20_Contents">
      <style:text-properties officeooo:rsid="005f6b35" officeooo:paragraph-rsid="005f6b35"/>
    </style:style>
    <style:style style:name="P70" style:family="paragraph" style:parent-style-name="Table_20_Contents">
      <style:text-properties officeooo:rsid="00634099" officeooo:paragraph-rsid="00634099"/>
    </style:style>
    <style:style style:name="P71" style:family="paragraph" style:parent-style-name="Table_20_Contents">
      <style:paragraph-properties fo:text-align="center" style:justify-single-word="false"/>
      <style:text-properties officeooo:rsid="00634099" officeooo:paragraph-rsid="00634099"/>
    </style:style>
    <style:style style:name="P72" style:family="paragraph" style:parent-style-name="Table_20_Contents">
      <style:text-properties officeooo:rsid="00703550" officeooo:paragraph-rsid="00703550"/>
    </style:style>
    <style:style style:name="P73" style:family="paragraph" style:parent-style-name="Table_20_Contents">
      <style:paragraph-properties fo:text-align="center" style:justify-single-word="false"/>
      <style:text-properties officeooo:rsid="00703550" officeooo:paragraph-rsid="00703550"/>
    </style:style>
    <style:style style:name="P74" style:family="paragraph" style:parent-style-name="Table_20_Contents">
      <style:paragraph-properties fo:text-align="center" style:justify-single-word="false"/>
      <style:text-properties officeooo:rsid="007994ea" officeooo:paragraph-rsid="007994ea"/>
    </style:style>
    <style:style style:name="P75" style:family="paragraph" style:parent-style-name="Table_20_Contents">
      <style:text-properties officeooo:rsid="007994ea" officeooo:paragraph-rsid="007994ea"/>
    </style:style>
    <style:style style:name="P76" style:family="paragraph" style:parent-style-name="Table_20_Contents">
      <style:text-properties fo:color="#00a933" loext:opacity="100%" style:font-name="Droid Sans Mono"/>
    </style:style>
    <style:style style:name="P77" style:family="paragraph" style:parent-style-name="Table_20_Contents">
      <style:text-properties fo:color="#00a933" loext:opacity="100%" style:font-name="Droid Sans Mono" officeooo:rsid="003cb8e9" officeooo:paragraph-rsid="003cb8e9"/>
    </style:style>
    <style:style style:name="P78" style:family="paragraph" style:parent-style-name="Table_20_Contents">
      <style:text-properties fo:color="#00a933" loext:opacity="100%" style:font-name="Droid Sans Mono" officeooo:rsid="003cb8e9" officeooo:paragraph-rsid="007adc5b"/>
    </style:style>
    <style:style style:name="P79" style:family="paragraph" style:parent-style-name="Table_20_Contents">
      <style:paragraph-properties fo:text-align="center" style:justify-single-word="false"/>
      <style:text-properties officeooo:rsid="007bedc0" officeooo:paragraph-rsid="007bedc0"/>
    </style:style>
    <style:style style:name="P80" style:family="paragraph" style:parent-style-name="Table_20_Contents">
      <style:text-properties officeooo:rsid="007bedc0" officeooo:paragraph-rsid="007bedc0"/>
    </style:style>
    <style:style style:name="P81" style:family="paragraph" style:parent-style-name="Table_20_Contents">
      <style:paragraph-properties fo:text-align="center" style:justify-single-word="false"/>
      <style:text-properties officeooo:rsid="007f7aba" officeooo:paragraph-rsid="007f7aba"/>
    </style:style>
    <style:style style:name="P82" style:family="paragraph" style:parent-style-name="Table_20_Contents">
      <style:text-properties officeooo:rsid="007f7aba" officeooo:paragraph-rsid="007f7aba"/>
    </style:style>
    <style:style style:name="P83" style:family="paragraph" style:parent-style-name="Table_20_Contents">
      <style:paragraph-properties fo:text-align="center" style:justify-single-word="false"/>
      <style:text-properties officeooo:rsid="00915b20" officeooo:paragraph-rsid="00915b20"/>
    </style:style>
    <style:style style:name="P84" style:family="paragraph" style:parent-style-name="Table_20_Contents">
      <style:text-properties officeooo:rsid="00915b20" officeooo:paragraph-rsid="00915b20"/>
    </style:style>
    <style:style style:name="P85" style:family="paragraph" style:parent-style-name="Table_20_Contents">
      <style:paragraph-properties fo:text-align="center" style:justify-single-word="false"/>
      <style:text-properties officeooo:rsid="00962d85" officeooo:paragraph-rsid="00962d85"/>
    </style:style>
    <style:style style:name="P86" style:family="paragraph" style:parent-style-name="Table_20_Contents">
      <style:text-properties officeooo:rsid="00962d85" officeooo:paragraph-rsid="00962d85"/>
    </style:style>
    <style:style style:name="P87" style:family="paragraph" style:parent-style-name="Table_20_Contents">
      <style:paragraph-properties fo:text-align="center" style:justify-single-word="false"/>
      <style:text-properties officeooo:rsid="00ac9e2b" officeooo:paragraph-rsid="00ac9e2b"/>
    </style:style>
    <style:style style:name="P88" style:family="paragraph" style:parent-style-name="Table_20_Contents">
      <style:text-properties officeooo:rsid="00adab79" officeooo:paragraph-rsid="00adab79"/>
    </style:style>
    <style:style style:name="P89" style:family="paragraph" style:parent-style-name="Table_20_Contents">
      <style:paragraph-properties fo:text-align="center" style:justify-single-word="false"/>
      <style:text-properties officeooo:rsid="00afe2cb" officeooo:paragraph-rsid="00afe2cb"/>
    </style:style>
    <style:style style:name="P90" style:family="paragraph" style:parent-style-name="Table_20_Contents">
      <style:paragraph-properties fo:text-align="center" style:justify-single-word="false"/>
      <style:text-properties officeooo:rsid="00b3b8db" officeooo:paragraph-rsid="00b3b8db"/>
    </style:style>
    <style:style style:name="P91" style:family="paragraph" style:parent-style-name="Table_20_Contents">
      <style:text-properties officeooo:rsid="00b3b8db" officeooo:paragraph-rsid="00b3b8db"/>
    </style:style>
    <style:style style:name="P92" style:family="paragraph" style:parent-style-name="Table_20_Contents">
      <style:paragraph-properties fo:text-align="center" style:justify-single-word="false"/>
      <style:text-properties officeooo:rsid="00b58623" officeooo:paragraph-rsid="00b58623"/>
    </style:style>
    <style:style style:name="P93" style:family="paragraph" style:parent-style-name="Table_20_Contents">
      <style:text-properties officeooo:rsid="00b58623" officeooo:paragraph-rsid="00b58623"/>
    </style:style>
    <style:style style:name="P94" style:family="paragraph" style:parent-style-name="Table_20_Contents">
      <style:paragraph-properties fo:text-align="center" style:justify-single-word="false"/>
      <style:text-properties officeooo:rsid="00b81e03" officeooo:paragraph-rsid="00b81e03"/>
    </style:style>
    <style:style style:name="P95" style:family="paragraph" style:parent-style-name="Table_20_Contents">
      <style:text-properties officeooo:rsid="00b81e03" officeooo:paragraph-rsid="00b81e03"/>
    </style:style>
    <style:style style:name="P96" style:family="paragraph" style:parent-style-name="Table_20_Contents">
      <style:paragraph-properties fo:text-align="center" style:justify-single-word="false"/>
      <style:text-properties fo:font-style="normal" officeooo:rsid="004d112c" officeooo:paragraph-rsid="004d112c" style:font-style-asian="normal" style:font-style-complex="normal"/>
    </style:style>
    <style:style style:name="P97" style:family="paragraph" style:parent-style-name="Table_20_Contents">
      <style:text-properties fo:font-style="normal" officeooo:rsid="00babdcc" officeooo:paragraph-rsid="00babdcc" style:font-style-asian="normal" style:font-style-complex="normal"/>
    </style:style>
    <style:style style:name="P98" style:family="paragraph" style:parent-style-name="Table_20_Contents">
      <style:paragraph-properties fo:text-align="center" style:justify-single-word="false"/>
      <style:text-properties officeooo:rsid="00bd7017" officeooo:paragraph-rsid="00bd7017"/>
    </style:style>
    <style:style style:name="P99" style:family="paragraph" style:parent-style-name="Table_20_Contents">
      <style:text-properties officeooo:rsid="00bd7017" officeooo:paragraph-rsid="00bd7017"/>
    </style:style>
    <style:style style:name="P100" style:family="paragraph" style:parent-style-name="Table_20_Contents">
      <style:text-properties officeooo:rsid="00cabac7" officeooo:paragraph-rsid="00cabac7"/>
    </style:style>
    <style:style style:name="P101" style:family="paragraph" style:parent-style-name="Table_20_Contents">
      <style:paragraph-properties fo:text-align="center" style:justify-single-word="false"/>
      <style:text-properties officeooo:rsid="00cabac7" officeooo:paragraph-rsid="00cabac7"/>
    </style:style>
    <style:style style:name="P102" style:family="paragraph" style:parent-style-name="Table_20_Heading">
      <style:paragraph-properties fo:text-align="center" style:justify-single-word="false"/>
    </style:style>
    <style:style style:name="P103" style:family="paragraph" style:parent-style-name="Table_20_Heading">
      <style:paragraph-properties fo:text-align="center" style:justify-single-word="false"/>
      <style:text-properties officeooo:paragraph-rsid="0053b3ed"/>
    </style:style>
    <style:style style:name="P104" style:family="paragraph" style:parent-style-name="Table_20_Heading">
      <style:paragraph-properties fo:text-align="center" style:justify-single-word="false"/>
      <style:text-properties officeooo:paragraph-rsid="005f6b35"/>
    </style:style>
    <style:style style:name="P105" style:family="paragraph" style:parent-style-name="Table_20_Heading">
      <style:text-properties officeooo:paragraph-rsid="005f6b35"/>
    </style:style>
    <style:style style:name="P106"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107" style:family="paragraph" style:parent-style-name="Table_20_Heading">
      <style:paragraph-properties fo:text-align="center" style:justify-single-word="false"/>
      <style:text-properties officeooo:rsid="00afe2cb" officeooo:paragraph-rsid="00afe2cb"/>
    </style:style>
    <style:style style:name="P108"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109" style:family="paragraph" style:parent-style-name="Heading_20_2">
      <style:text-properties officeooo:paragraph-rsid="008593c6"/>
    </style:style>
    <style:style style:name="P110" style:family="paragraph" style:parent-style-name="Heading_20_1">
      <style:text-properties officeooo:rsid="00a070d9" officeooo:paragraph-rsid="00a070d9"/>
    </style:style>
    <style:style style:name="P111" style:family="paragraph" style:parent-style-name="Heading_20_1">
      <style:text-properties officeooo:paragraph-rsid="00a54b16"/>
    </style:style>
    <style:style style:name="P112" style:family="paragraph" style:parent-style-name="Title" style:master-page-name="Standard">
      <style:paragraph-properties fo:text-align="center" style:justify-single-word="false" style:page-number="auto"/>
    </style:style>
    <style:style style:name="P113" style:family="paragraph" style:parent-style-name="Standard" style:list-style-name="WWNum1">
      <style:paragraph-properties fo:margin-top="0cm" fo:margin-bottom="0cm" style:contextual-spacing="false" fo:line-height="100%"/>
    </style:style>
    <style:style style:name="P114" style:family="paragraph" style:parent-style-name="Standard" style:list-style-name="WWNum1">
      <style:paragraph-properties fo:margin-top="0cm" fo:margin-bottom="0cm" style:contextual-spacing="false" fo:line-height="100%"/>
      <style:text-properties fo:color="#00a933" loext:opacity="100%"/>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style:font-name="Droid Sans" officeooo:rsid="00924c0c"/>
    </style:style>
    <style:style style:name="T11" style:family="text">
      <style:text-properties style:font-name="Droid Sans" officeooo:rsid="009bcf72"/>
    </style:style>
    <style:style style:name="T12" style:family="text">
      <style:text-properties fo:font-style="italic" style:font-style-asian="italic" style:font-style-complex="italic"/>
    </style:style>
    <style:style style:name="T13" style:family="text">
      <style:text-properties fo:font-style="italic" officeooo:rsid="005b287f" style:font-style-asian="italic" style:font-style-complex="italic"/>
    </style:style>
    <style:style style:name="T14" style:family="text">
      <style:text-properties officeooo:rsid="0040fbd5"/>
    </style:style>
    <style:style style:name="T15" style:family="text">
      <style:text-properties style:text-position="super 58%" officeooo:rsid="0040fbd5"/>
    </style:style>
    <style:style style:name="T16" style:family="text">
      <style:text-properties officeooo:rsid="0044154c"/>
    </style:style>
    <style:style style:name="T17" style:family="text">
      <style:text-properties fo:font-style="normal" style:font-style-asian="normal" style:font-style-complex="normal"/>
    </style:style>
    <style:style style:name="T18" style:family="text">
      <style:text-properties fo:font-style="normal" officeooo:rsid="004b488d" style:font-style-asian="normal" style:font-style-complex="normal"/>
    </style:style>
    <style:style style:name="T19" style:family="text">
      <style:text-properties fo:font-style="normal" officeooo:rsid="005b287f"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officeooo:rsid="0049e6ce"/>
    </style:style>
    <style:style style:name="T23" style:family="text">
      <style:text-properties officeooo:rsid="004b488d"/>
    </style:style>
    <style:style style:name="T24" style:family="text">
      <style:text-properties officeooo:rsid="004c5abe"/>
    </style:style>
    <style:style style:name="T25" style:family="text">
      <style:text-properties officeooo:rsid="004fc298"/>
    </style:style>
    <style:style style:name="T26" style:family="text">
      <style:text-properties officeooo:rsid="004fc81d"/>
    </style:style>
    <style:style style:name="T27" style:family="text">
      <style:text-properties officeooo:rsid="0053b3ed"/>
    </style:style>
    <style:style style:name="T28" style:family="text">
      <style:text-properties officeooo:rsid="0055c0ac"/>
    </style:style>
    <style:style style:name="T29" style:family="text">
      <style:text-properties officeooo:rsid="00568f37"/>
    </style:style>
    <style:style style:name="T30" style:family="text">
      <style:text-properties officeooo:rsid="005ddfe7"/>
    </style:style>
    <style:style style:name="T31" style:family="text">
      <style:text-properties officeooo:rsid="005f6b35"/>
    </style:style>
    <style:style style:name="T32" style:family="text">
      <style:text-properties officeooo:rsid="00616fde"/>
    </style:style>
    <style:style style:name="T33" style:family="text">
      <style:text-properties officeooo:rsid="0065e5ae"/>
    </style:style>
    <style:style style:name="T34" style:family="text">
      <style:text-properties officeooo:rsid="006d444a"/>
    </style:style>
    <style:style style:name="T35" style:family="text">
      <style:text-properties officeooo:rsid="00708551"/>
    </style:style>
    <style:style style:name="T36" style:family="text">
      <style:text-properties officeooo:rsid="007092c1"/>
    </style:style>
    <style:style style:name="T37" style:family="text">
      <style:text-properties officeooo:rsid="00742986"/>
    </style:style>
    <style:style style:name="T38" style:family="text">
      <style:text-properties officeooo:rsid="0077de89"/>
    </style:style>
    <style:style style:name="T39" style:family="text">
      <style:text-properties officeooo:rsid="007adc5b"/>
    </style:style>
    <style:style style:name="T40" style:family="text">
      <style:text-properties officeooo:rsid="006108e0"/>
    </style:style>
    <style:style style:name="T41" style:family="text">
      <style:text-properties officeooo:rsid="006108e0" fo:background-color="transparent" loext:char-shading-value="0"/>
    </style:style>
    <style:style style:name="T42" style:family="text">
      <style:text-properties officeooo:rsid="007c7c67"/>
    </style:style>
    <style:style style:name="T43" style:family="text">
      <style:text-properties officeooo:rsid="0082e91e"/>
    </style:style>
    <style:style style:name="T44" style:family="text">
      <style:text-properties officeooo:rsid="005b287f"/>
    </style:style>
    <style:style style:name="T45" style:family="text">
      <style:text-properties officeooo:rsid="00924c0c"/>
    </style:style>
    <style:style style:name="T46" style:family="text">
      <style:text-properties officeooo:rsid="0093d335"/>
    </style:style>
    <style:style style:name="T47" style:family="text">
      <style:text-properties officeooo:rsid="009ae8e3"/>
    </style:style>
    <style:style style:name="T48" style:family="text">
      <style:text-properties officeooo:rsid="009bcf72"/>
    </style:style>
    <style:style style:name="T49" style:family="text">
      <style:text-properties officeooo:rsid="00a19105"/>
    </style:style>
    <style:style style:name="T50" style:family="text">
      <style:text-properties officeooo:rsid="00a54b16"/>
    </style:style>
    <style:style style:name="T51" style:family="text">
      <style:text-properties officeooo:rsid="00a98ec7"/>
    </style:style>
    <style:style style:name="T52" style:family="text">
      <style:text-properties officeooo:rsid="00ac9e2b"/>
    </style:style>
    <style:style style:name="T53" style:family="text">
      <style:text-properties officeooo:rsid="00adab79"/>
    </style:style>
    <style:style style:name="T54" style:family="text">
      <style:text-properties officeooo:rsid="00af68f7"/>
    </style:style>
    <style:style style:name="T55" style:family="text">
      <style:text-properties officeooo:rsid="00afe2cb"/>
    </style:style>
    <style:style style:name="T56" style:family="text">
      <style:text-properties officeooo:rsid="00b0ab11"/>
    </style:style>
    <style:style style:name="T57" style:family="text">
      <style:text-properties officeooo:rsid="00b81e03"/>
    </style:style>
    <style:style style:name="T58" style:family="text">
      <style:text-properties officeooo:rsid="00bc5837"/>
    </style:style>
    <style:style style:name="T59" style:family="text">
      <style:text-properties officeooo:rsid="00bf1c0e"/>
    </style:style>
    <style:style style:name="T60" style:family="text">
      <style:text-properties officeooo:rsid="00c14384"/>
    </style:style>
    <style:style style:name="T61" style:family="text">
      <style:text-properties officeooo:rsid="00c41f09"/>
    </style:style>
    <style:style style:name="T62" style:family="text">
      <style:text-properties officeooo:rsid="00c6b275"/>
    </style:style>
    <style:style style:name="T63" style:family="text">
      <style:text-properties officeooo:rsid="00c908b0"/>
    </style:style>
    <style:style style:name="T64" style:family="text">
      <style:text-properties officeooo:rsid="00c9fb43"/>
    </style:style>
    <style:style style:name="T65" style:family="text">
      <style:text-properties officeooo:rsid="00cabac7"/>
    </style:style>
    <style:style style:name="T66" style:family="text">
      <style:text-properties officeooo:rsid="00cc7078"/>
    </style:style>
    <style:style style:name="T67" style:family="text">
      <style:text-properties officeooo:rsid="00ce7db6"/>
    </style:style>
    <style:style style:name="T68" style:family="text">
      <style:text-properties officeooo:rsid="00cfd0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Amoral <text:span text:style-name="T30">Programming Language</text:span></text:p>
      <text:p text:style-name="Subtitle">Written by Paul Robson November 2020</text:p>
      <text:h text:style-name="Heading_20_1" text:outline-level="1">Introduction</text:h>
      <text:p text:style-name="P32">Amoral is a 16-bit programming language designed for the 6502, though it is not limited to it. <text:s/></text:p>
      <text:p text:style-name="P32">It is based around an extremely simple conceptual virtual machine that has one 16-bit register; operations are all on this 16-bit register. So, one may add to it, save or load it, and so on. This register is commonly referred to as R.</text:p>
      <text:p text:style-name="P24">It is rather like using a programmable calculator, without the internal <text:span text:style-name="T48">stack</text:span> logic that makes 2+3*4 work, or as if you pressed equals after every operation : 2+3=5 *4 = 20. </text:p>
      <text:p text:style-name="P24"><text:span text:style-name="T47">You have “STO” and “RCL” so to speak ; </text:span><text:span text:style-name="T48">a named register is “RCL” and “STO” is the pling (e.g. !count) [guess who likes FORTH]</text:span><text:span text:style-name="T47">, procedures/functions with parameters, loops, tests and so on. </text:span></text:p>
      <text:p text:style-name="P33">There is the same basic idea of “the number in the display”.</text:p>
      <text:p text:style-name="Standard">This has two direct consequences. It maps very easily onto the 6502, which has very few registers, and it is <text:span text:style-name="T48">reasonably straightforward</text:span> to compile into machine code if required. In the 6502 implementation the 16-bit register is XA.</text:p>
      <text:p text:style-name="P25">Amoral can generate either a p-code or 6502 code <text:span text:style-name="T11">and switch between the two as you like. <text:s/>It should work the same ; just one is much faster and takes up about 3-4 times the space.</text:span></text:p>
      <text:p text:style-name="P25">This gets round the difficulties of the processor; p-code is compact but too slow ; 16-bit 6502 code is fast but space inefficient. </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02">Type</text:p>
          </table:table-cell>
          <table:table-cell table:style-name="Table1.A1" office:value-type="string">
            <text:p text:style-name="P102">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37">Constant</text:p>
          </table:table-cell>
          <table:table-cell table:style-name="Table1.A2" office:value-type="string">
            <text:p text:style-name="P37">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37">Hexadecimal</text:p>
          </table:table-cell>
          <table:table-cell table:style-name="Table1.A2" office:value-type="string">
            <text:p text:style-name="P37">$F7</text:p>
          </table:table-cell>
          <table:table-cell table:style-name="Table1.C2" office:value-type="string">
            <text:p text:style-name="Table_20_Contents">Hexadecimal constant</text:p>
          </table:table-cell>
        </table:table-row>
        <text:soft-page-break/>
        <table:table-row table:style-name="Table1.1">
          <table:table-cell table:style-name="Table1.A2" office:value-type="string">
            <text:p text:style-name="P37">Character</text:p>
          </table:table-cell>
          <table:table-cell table:style-name="Table1.A2" office:value-type="string">
            <text:p text:style-name="P37">‘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37">String</text:p>
          </table:table-cell>
          <table:table-cell table:style-name="Table1.A2" office:value-type="string">
            <text:p text:style-name="P37">“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37">Variable</text:p>
          </table:table-cell>
          <table:table-cell table:style-name="Table1.A2" office:value-type="string">
            <text:p text:style-name="P37">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37">Reference</text:p>
          </table:table-cell>
          <table:table-cell table:style-name="Table1.A2" office:value-type="string">
            <text:p text:style-name="P37">@count</text:p>
          </table:table-cell>
          <table:table-cell table:style-name="Table1.C2" office:value-type="string">
            <text:p text:style-name="Table_20_Contents">Address of variable/<text:span text:style-name="T60">procedure</text:span> count </text:p>
          </table:table-cell>
        </table:table-row>
      </table:table>
      <text:h text:style-name="Heading_20_2" text:outline-level="2"/>
      <text:h text:style-name="Heading_20_2" text:outline-level="2">Binary Accumulator operations</text:h>
      <text:p text:style-name="P35">Accumulator operations all involve a term, which is a variable or a constant, all 16 bits. It is not possible to work with 8-bit data directly. <text:span text:style-name="T52">The data is unsigned.</text:span></text:p>
      <text:p text:style-name="P35">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102">Operator</text:p>
          </table:table-cell>
          <table:table-cell table:style-name="Table2.A1" office:value-type="string">
            <text:p text:style-name="P102">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37">None</text:p>
          </table:table-cell>
          <table:table-cell table:style-name="Table2.A2" office:value-type="string">
            <text:p text:style-name="P37">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37">!</text:p>
          </table:table-cell>
          <table:table-cell table:style-name="Table2.A2" office:value-type="string">
            <text:p text:style-name="P37">!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37">+</text:p>
          </table:table-cell>
          <table:table-cell table:style-name="Table2.A2" office:value-type="string">
            <text:p text:style-name="P37">+5</text:p>
          </table:table-cell>
          <table:table-cell table:style-name="Table2.C2" office:value-type="string">
            <text:p text:style-name="Table_20_Contents">Add</text:p>
          </table:table-cell>
        </table:table-row>
        <table:table-row table:style-name="Table2.1">
          <table:table-cell table:style-name="Table2.A2" office:value-type="string">
            <text:p text:style-name="P37">-</text:p>
          </table:table-cell>
          <table:table-cell table:style-name="Table2.A2" office:value-type="string">
            <text:p text:style-name="P37">-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37">*</text:p>
          </table:table-cell>
          <table:table-cell table:style-name="Table2.A2" office:value-type="string">
            <text:p text:style-name="P37">*$2A</text:p>
          </table:table-cell>
          <table:table-cell table:style-name="Table2.C2" office:value-type="string">
            <text:p text:style-name="Table_20_Contents">Multiply</text:p>
          </table:table-cell>
        </table:table-row>
        <table:table-row table:style-name="Table2.1">
          <table:table-cell table:style-name="Table2.A2" office:value-type="string">
            <text:p text:style-name="P37">/</text:p>
          </table:table-cell>
          <table:table-cell table:style-name="Table2.A2" office:value-type="string">
            <text:p text:style-name="P37">/4</text:p>
          </table:table-cell>
          <table:table-cell table:style-name="Table2.C2" office:value-type="string">
            <text:p text:style-name="Table_20_Contents">Divide <text:span text:style-name="T34">(zero is undefined)</text:span></text:p>
          </table:table-cell>
        </table:table-row>
        <table:table-row table:style-name="Table2.1">
          <table:table-cell table:style-name="Table2.A2" office:value-type="string">
            <text:p text:style-name="P37">%</text:p>
          </table:table-cell>
          <table:table-cell table:style-name="Table2.A2" office:value-type="string">
            <text:p text:style-name="P37">%9</text:p>
          </table:table-cell>
          <table:table-cell table:style-name="Table2.C2" office:value-type="string">
            <text:p text:style-name="Table_20_Contents">Modulus <text:span text:style-name="T34">(zero is undefined)</text:span></text:p>
          </table:table-cell>
        </table:table-row>
        <table:table-row table:style-name="Table2.1">
          <table:table-cell table:style-name="Table2.A2" office:value-type="string">
            <text:p text:style-name="P37">&amp;</text:p>
          </table:table-cell>
          <table:table-cell table:style-name="Table2.A2" office:value-type="string">
            <text:p text:style-name="P37">&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37">|</text:p>
          </table:table-cell>
          <table:table-cell table:style-name="Table2.A2" office:value-type="string">
            <text:p text:style-name="P37">| ‘X’</text:p>
          </table:table-cell>
          <table:table-cell table:style-name="Table2.C2" office:value-type="string">
            <text:p text:style-name="Table_20_Contents">Binary or</text:p>
          </table:table-cell>
        </table:table-row>
        <table:table-row table:style-name="Table2.1">
          <table:table-cell table:style-name="Table2.A2" office:value-type="string">
            <text:p text:style-name="P37">^</text:p>
          </table:table-cell>
          <table:table-cell table:style-name="Table2.A2" office:value-type="string">
            <text:p text:style-name="P37">^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p text:style-name="P22">Operators cannot be used on strings, so you cannot write +”hello” which makes no sense anyway :) <text:span text:style-name="T47">If you absolutely must you could write var temp;“hello” !</text:span><text:span text:style-name="T48">temp</text:span><text:span text:style-name="T47"> …. then +temp</text:span></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102">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37">&gt;&gt;</text:p>
          </table:table-cell>
          <table:table-cell table:style-name="Table3.B2" office:value-type="string">
            <text:p text:style-name="Table_20_Contents">Logical Shift Right (bit 15 is cleared)</text:p>
          </table:table-cell>
        </table:table-row>
        <text:soft-page-break/>
        <table:table-row table:style-name="Table3.1">
          <table:table-cell table:style-name="Table3.A2" office:value-type="string">
            <text:p text:style-name="P37">&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37">++</text:p>
          </table:table-cell>
          <table:table-cell table:style-name="Table3.B2" office:value-type="string">
            <text:p text:style-name="Table_20_Contents">Increment</text:p>
          </table:table-cell>
        </table:table-row>
        <table:table-row table:style-name="Table3.1">
          <table:table-cell table:style-name="Table3.A2" office:value-type="string">
            <text:p text:style-name="P37">--</text:p>
          </table:table-cell>
          <table:table-cell table:style-name="Table3.B2" office:value-type="string">
            <text:p text:style-name="Table_20_Contents">Decrement</text:p>
          </table:table-cell>
        </table:table-row>
        <table:table-row table:style-name="Table3.1">
          <table:table-cell table:style-name="Table3.A2" office:value-type="string">
            <text:p text:style-name="P37">true</text:p>
          </table:table-cell>
          <table:table-cell table:style-name="Table3.B2" office:value-type="string">
            <text:p text:style-name="Table_20_Contents">Sets to $FFFF (e.g. -1)</text:p>
          </table:table-cell>
        </table:table-row>
        <table:table-row table:style-name="Table3.1">
          <table:table-cell table:style-name="Table3.A2" office:value-type="string">
            <text:p text:style-name="P37">false</text:p>
          </table:table-cell>
          <table:table-cell table:style-name="Table3.B2" office:value-type="string">
            <text:p text:style-name="Table_20_Contents">Sets to $0000 (e.g. 0)</text:p>
          </table:table-cell>
        </table:table-row>
      </table:table>
      <text:p text:style-name="Standard"/>
      <text:h text:style-name="P109" text:outline-level="2">Identifiers</text:h>
      <text:p text:style-name="P26">Identifiers must begin with a letter and after that can be alphanumeric, underscores or a full stop. It is advised, but not enforced, that the full stop be used for modular code.</text:p>
      <text:h text:style-name="P109"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 </text:p>
      <text:p text:style-name="Standard">So, a simple procedure that adds three numbers.</text:p>
      <text:p text:style-name="Quotations"><text:soft-page-break/>Proc addup(a,b,c) { a+b+c }</text:p>
      <text:p text:style-name="Standard">called with</text:p>
      <text:p text:style-name="Quotations">addup(42,count,’A’)</text:p>
      <text:p text:style-name="P28"><text:span text:style-name="T29">p</text:span>roceeds as follows (green code is the procedure <text:span text:style-name="T9">addup being executed)</text:span></text:p>
      <text:list xml:id="list1827665529" text:style-name="WWNum1">
        <text:list-item>
          <text:p text:style-name="P113">copy the constant 42 to the local parameter a</text:p>
        </text:list-item>
        <text:list-item>
          <text:p text:style-name="P113">copy the variable count to the local parameter b</text:p>
        </text:list-item>
        <text:list-item>
          <text:p text:style-name="P113">load the constant ‘a’ (97) into R (as it’s the last parameter)</text:p>
        </text:list-item>
        <text:list-item>
          <text:p text:style-name="P113">call the routine. ‘addup’</text:p>
        </text:list-item>
        <text:list-item>
          <text:p text:style-name="P114">the first thing addup does is to store R in c, completing the parameter load</text:p>
        </text:list-item>
        <text:list-item>
          <text:p text:style-name="P114">load a into R</text:p>
        </text:list-item>
        <text:list-item>
          <text:p text:style-name="P114">add b to it</text:p>
        </text:list-item>
        <text:list-item>
          <text:p text:style-name="P114">add c to it</text:p>
        </text:list-item>
        <text:list-item>
          <text:p text:style-name="P114">return with the total of a,b and c in R.</text:p>
        </text:list-item>
      </text:list>
      <text:p text:style-name="Standard"/>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Structures</text:h>
      <text:p text:style-name="Standard">Structures again resemble C.</text:p>
      <text:p text:style-name="P23">However the use of { } is mandatory <text:span text:style-name="T43">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text:span text:style-name="T10">a constant</text:span>. e.g.</text:p>
      <text:p text:style-name="Quotations">while (&gt;=0) <text:s text:c="9"/>if (a==<text:span text:style-name="T45">5</text:span>) <text:s text:c="6"/>while (a+2&lt;0) <text:s text:c="4"/>if (count&lt;&gt;<text:span text:style-name="T45">9</text:span>)</text:p>
      <text:p text:style-name="Standard">these can contain function calls unlike parameters. <text:span text:style-name="T46">Signed comparisons are done by subtracting and looking at the sign of the result.</text:span></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8">A variable can be used as the index, or it can be omitted, in which case the compiler will handle it.</text:span></text:p>
      <text:p text:style-name="Standard"><text:soft-page-break/>So, the following</text:p>
      <text:p text:style-name="Quotations">times(6,<text:span text:style-name="T38">x</text:span>) { print.constant(<text:span text:style-name="T38">x</text:span>); }</text:p>
      <text:p text:style-name="Standard">would print 5,4,3,2,1,0. <text:s/><text:span text:style-name="T38">If you wanted to print 6 stars you could just write</text:span></text:p>
      <text:p text:style-name="Quotations">times(6) { print.char(‘*’); }</text:p>
      <text:p text:style-name="Standard">The <text:span text:style-name="T38">count </text:span>parameter can be any sequence including ~ (the current state). </text:p>
      <text:h text:style-name="P108" text:outline-level="2">Note : all conditionals are destructive, so if you do if (a == 0) { &lt;do something&gt; } you cannot guarantee the value of R after the test has been evaluated.</text:h>
      <text:h text:style-name="Heading_20_1" text:outline-level="1">Code</text:h>
      <text:p text:style-name="P27">Besides programming code, code can also be inlined using [] <text:span text:style-name="T59">in quotes </text:span>e.g. [“20F203”] inlines JSR $03F2. </text:p>
      <text:p text:style-name="P27">This will obviously <text:span text:style-name="T12">not</text:span><text:span text:style-name="T17"> behave the same way when used in p-code or 6502 code, as the two are numerically very different.</text:span></text:p>
      <text:p text:style-name="P12">It is really designed to allow automatically generated code, not for the developer to use.</text:p>
      <text:p text:style-name="P13">It can also be used for data, for example if you have code such as</text:p>
      <text:p text:style-name="Quotations">code proc my.data() { [“02040608”] }</text:p>
      <text:p text:style-name="P13">then @my.data will get the address of the procedure ; because it’s a code procedure there’s nothing in it other than the data, so it’s the address of the data. Of course, if you try to call this procedure it will probably crash !</text:p>
      <text:h text:style-name="Heading_20_1" text:outline-level="1">Functions</text:h>
      <text:p text:style-name="P11">The following functions are <text:s/><text:span text:style-name="T55">i</text:span>n the run time.</text:p>
      <table:table table:name="Table14" table:style-name="Table14">
        <table:table-column table:style-name="Table14.A"/>
        <table:table-column table:style-name="Table14.B"/>
        <table:table-column table:style-name="Table14.C"/>
        <table:table-row table:style-name="TableLine94615457822944">
          <table:table-cell table:style-name="Table14.A1" office:value-type="string">
            <text:p text:style-name="P102">Function</text:p>
          </table:table-cell>
          <table:table-cell table:style-name="Table14.A1" office:value-type="string">
            <text:p text:style-name="P107">Platforms</text:p>
          </table:table-cell>
          <table:table-cell table:style-name="Table14.C1" office:value-type="string">
            <text:p text:style-name="Table_20_Heading">Purpose</text:p>
          </table:table-cell>
        </table:table-row>
        <table:table-row table:style-name="TableLine94615457871360">
          <table:table-cell table:style-name="Table14.A22" office:value-type="string">
            <text:p text:style-name="P87">abs(n)</text:p>
          </table:table-cell>
          <table:table-cell table:style-name="Table14.B2" office:value-type="string">
            <text:p text:style-name="P89">All</text:p>
          </table:table-cell>
          <table:table-cell table:style-name="Table14.C2" office:value-type="string">
            <text:p text:style-name="P88">Returns the absolute value as if it was signed</text:p>
          </table:table-cell>
        </table:table-row>
        <table:table-row table:style-name="TableLine94615457873344">
          <table:table-cell table:style-name="Table14.A22" office:value-type="string">
            <text:p text:style-name="P87">alloc(n)</text:p>
          </table:table-cell>
          <table:table-cell table:style-name="Table14.B3" office:value-type="string">
            <text:p text:style-name="P89">All</text:p>
          </table:table-cell>
          <table:table-cell table:style-name="Table14.C3" office:value-type="string">
            <text:p text:style-name="P88">Allocate n bytes of memory, return base address</text:p>
          </table:table-cell>
        </table:table-row>
        <table:table-row table:style-name="TableLine94615457875280">
          <table:table-cell table:style-name="Table14.A22" office:value-type="string">
            <text:p text:style-name="P87">halt.program()</text:p>
          </table:table-cell>
          <table:table-cell table:style-name="Table14.B4" office:value-type="string">
            <text:p text:style-name="P89">All</text:p>
          </table:table-cell>
          <table:table-cell table:style-name="Table14.C4" office:value-type="string">
            <text:p text:style-name="P88">Stop program</text:p>
          </table:table-cell>
        </table:table-row>
        <table:table-row table:style-name="TableLine94615457877264">
          <table:table-cell table:style-name="Table14.A22" office:value-type="string">
            <text:p text:style-name="P87">len(str)</text:p>
          </table:table-cell>
          <table:table-cell table:style-name="Table14.B5" office:value-type="string">
            <text:p text:style-name="P89">All</text:p>
          </table:table-cell>
          <table:table-cell table:style-name="Table14.C5" office:value-type="string">
            <text:p text:style-name="P88">Return length of ASCIIZ string</text:p>
          </table:table-cell>
        </table:table-row>
        <table:table-row table:style-name="TableLine94615457879280">
          <table:table-cell table:style-name="Table14.A22" office:value-type="string">
            <text:p text:style-name="P87">max(n1,n2)</text:p>
          </table:table-cell>
          <table:table-cell table:style-name="Table14.B6" office:value-type="string">
            <text:p text:style-name="P89">All</text:p>
          </table:table-cell>
          <table:table-cell table:style-name="Table14.C6" office:value-type="string">
            <text:p text:style-name="P88">Return larger of n1,n2 (unsigned)</text:p>
          </table:table-cell>
        </table:table-row>
        <table:table-row table:style-name="TableLine94615457881840">
          <table:table-cell table:style-name="Table14.A22" office:value-type="string">
            <text:p text:style-name="P87">min(n1,n2)</text:p>
          </table:table-cell>
          <table:table-cell table:style-name="Table14.B7" office:value-type="string">
            <text:p text:style-name="P89">All</text:p>
          </table:table-cell>
          <table:table-cell table:style-name="Table14.C7" office:value-type="string">
            <text:p text:style-name="P88">Return smaller of n1,n2 (unsigned)</text:p>
          </table:table-cell>
        </table:table-row>
        <table:table-row table:style-name="TableLine94615457883824">
          <table:table-cell table:style-name="Table14.A22" office:value-type="string">
            <text:p text:style-name="P87">neg(<text:span text:style-name="T56">n</text:span>)</text:p>
          </table:table-cell>
          <table:table-cell table:style-name="Table14.B8" office:value-type="string">
            <text:p text:style-name="P89">All</text:p>
          </table:table-cell>
          <table:table-cell table:style-name="Table14.C8" office:value-type="string">
            <text:p text:style-name="P88">2’s complement the register</text:p>
          </table:table-cell>
        </table:table-row>
        <table:table-row table:style-name="TableLine94615457885920">
          <table:table-cell table:style-name="Table14.A22" office:value-type="string">
            <text:p text:style-name="P90">peek.b(a)</text:p>
          </table:table-cell>
          <table:table-cell table:style-name="Table14.B15" office:value-type="string">
            <text:p text:style-name="P90">All</text:p>
          </table:table-cell>
          <table:table-cell table:style-name="Table14.C15" office:value-type="string">
            <text:p text:style-name="P91">Read byte</text:p>
          </table:table-cell>
        </table:table-row>
        <text:soft-page-break/>
        <table:table-row table:style-name="TableLine94615457887936">
          <table:table-cell table:style-name="Table14.A22" office:value-type="string">
            <text:p text:style-name="P94">peek.v(a1,a2)</text:p>
          </table:table-cell>
          <table:table-cell table:style-name="Table14.B15" office:value-type="string">
            <text:p text:style-name="P94">X16</text:p>
          </table:table-cell>
          <table:table-cell table:style-name="Table14.C15" office:value-type="string">
            <text:p text:style-name="P95">Read VRAM (17 bit address, a1 is bank)</text:p>
          </table:table-cell>
        </table:table-row>
        <table:table-row table:style-name="TableLine94615457888912">
          <table:table-cell table:style-name="Table14.A22" office:value-type="string">
            <text:p text:style-name="P90">peek.w(a)</text:p>
          </table:table-cell>
          <table:table-cell table:style-name="Table14.B15" office:value-type="string">
            <text:p text:style-name="P90">All</text:p>
          </table:table-cell>
          <table:table-cell table:style-name="Table14.C15" office:value-type="string">
            <text:p text:style-name="P91">Read word</text:p>
          </table:table-cell>
        </table:table-row>
        <table:table-row table:style-name="TableLine94615457880016">
          <table:table-cell table:style-name="Table14.A12" office:value-type="string">
            <text:p text:style-name="P92"><text:span text:style-name="T57">p</text:span>oke.b(a,d)</text:p>
          </table:table-cell>
          <table:table-cell table:style-name="Table14.B15" office:value-type="string">
            <text:p text:style-name="P92">All</text:p>
          </table:table-cell>
          <table:table-cell table:style-name="Table14.C15" office:value-type="string">
            <text:p text:style-name="P93">Write byte</text:p>
          </table:table-cell>
        </table:table-row>
        <table:table-row table:style-name="TableLine94615457891152">
          <table:table-cell table:style-name="Table14.A14" office:value-type="string">
            <text:p text:style-name="P94">poke.v(a1,a2,d)</text:p>
          </table:table-cell>
          <table:table-cell table:style-name="Table14.B15" office:value-type="string">
            <text:p text:style-name="P94">X16</text:p>
          </table:table-cell>
          <table:table-cell table:style-name="Table14.C15" office:value-type="string">
            <text:p text:style-name="P95">Write VRAM (17 bit address, a1 is bank)</text:p>
          </table:table-cell>
        </table:table-row>
        <table:table-row table:style-name="TableLine94615457892688">
          <table:table-cell table:style-name="Table14.A14" office:value-type="string">
            <text:p text:style-name="P92">poke.w(a,d)</text:p>
          </table:table-cell>
          <table:table-cell table:style-name="Table14.B15" office:value-type="string">
            <text:p text:style-name="P92">All</text:p>
          </table:table-cell>
          <table:table-cell table:style-name="Table14.C15" office:value-type="string">
            <text:p text:style-name="P93">Write word</text:p>
          </table:table-cell>
        </table:table-row>
        <table:table-row table:style-name="TableLine94615457893664">
          <table:table-cell table:style-name="Table14.A22" office:value-type="string">
            <text:p text:style-name="P87">print.character(c)</text:p>
          </table:table-cell>
          <table:table-cell table:style-name="Table14.B15" office:value-type="string">
            <text:p text:style-name="P89">All</text:p>
          </table:table-cell>
          <table:table-cell table:style-name="Table14.C15" office:value-type="string">
            <text:p text:style-name="P88">Print character code(c) (32..127)</text:p>
          </table:table-cell>
        </table:table-row>
        <table:table-row table:style-name="TableLine94615457894640">
          <table:table-cell table:style-name="Table14.A22" office:value-type="string">
            <text:p text:style-name="P87">print.crlf<text:span text:style-name="T53">()</text:span></text:p>
          </table:table-cell>
          <table:table-cell table:style-name="Table14.B16" office:value-type="string">
            <text:p text:style-name="P89">All</text:p>
          </table:table-cell>
          <table:table-cell table:style-name="Table14.C16" office:value-type="string">
            <text:p text:style-name="P88">Move to start of next line</text:p>
          </table:table-cell>
        </table:table-row>
        <table:table-row table:style-name="TableLine94615457896736">
          <table:table-cell table:style-name="Table14.A22" office:value-type="string">
            <text:p text:style-name="P87">print.hex(n)</text:p>
          </table:table-cell>
          <table:table-cell table:style-name="Table14.B17" office:value-type="string">
            <text:p text:style-name="P89">All</text:p>
          </table:table-cell>
          <table:table-cell table:style-name="Table14.C17" office:value-type="string">
            <text:p text:style-name="P88">Print unsigned hex with leading space</text:p>
          </table:table-cell>
        </table:table-row>
        <table:table-row table:style-name="TableLine94615457899104">
          <table:table-cell table:style-name="Table14.A22" office:value-type="string">
            <text:p text:style-name="P87">print.int(n)</text:p>
          </table:table-cell>
          <table:table-cell table:style-name="Table14.B18" office:value-type="string">
            <text:p text:style-name="P89">All</text:p>
          </table:table-cell>
          <table:table-cell table:style-name="Table14.C18" office:value-type="string">
            <text:p text:style-name="P88">Print unsigned decimal with leading space</text:p>
          </table:table-cell>
        </table:table-row>
        <table:table-row table:style-name="TableLine94615457901200">
          <table:table-cell table:style-name="Table14.A22" office:value-type="string">
            <text:p text:style-name="P87">print.sint(n)</text:p>
          </table:table-cell>
          <table:table-cell table:style-name="Table14.B19" office:value-type="string">
            <text:p text:style-name="P89">All</text:p>
          </table:table-cell>
          <table:table-cell table:style-name="Table14.C19" office:value-type="string">
            <text:p text:style-name="P88">Print signed decimal with leading space</text:p>
          </table:table-cell>
        </table:table-row>
        <table:table-row table:style-name="TableLine94615457903776">
          <table:table-cell table:style-name="Table14.A22" office:value-type="string">
            <text:p text:style-name="P87">print.string(str)</text:p>
          </table:table-cell>
          <table:table-cell table:style-name="Table14.B20" office:value-type="string">
            <text:p text:style-name="P89">All</text:p>
          </table:table-cell>
          <table:table-cell table:style-name="Table14.C20" office:value-type="string">
            <text:p text:style-name="P88">Print ASCIIZ string</text:p>
          </table:table-cell>
        </table:table-row>
        <table:table-row table:style-name="TableLine94615457905872">
          <table:table-cell table:style-name="Table14.A22" office:value-type="string">
            <text:p text:style-name="P87">random()</text:p>
          </table:table-cell>
          <table:table-cell table:style-name="Table14.B21" office:value-type="string">
            <text:p text:style-name="P89">All</text:p>
          </table:table-cell>
          <table:table-cell table:style-name="Table14.C21" office:value-type="string">
            <text:p text:style-name="P88">Return random 16 bit integer</text:p>
          </table:table-cell>
        </table:table-row>
        <table:table-row table:style-name="TableLine94615457907968">
          <table:table-cell table:style-name="Table14.A22" office:value-type="string">
            <text:p text:style-name="P87">read.timer()</text:p>
          </table:table-cell>
          <table:table-cell table:style-name="Table14.B22" office:value-type="string">
            <text:p text:style-name="P89">X16</text:p>
          </table:table-cell>
          <table:table-cell table:style-name="Table14.C22" office:value-type="string">
            <text:p text:style-name="P88">Return number of 60Hz ticks since the start.</text:p>
          </table:table-cell>
        </table:table-row>
        <table:table-row table:style-name="TableLine94615457910064">
          <table:table-cell table:style-name="Table14.A23" office:value-type="string">
            <text:p text:style-name="P87">sgn(n)</text:p>
          </table:table-cell>
          <table:table-cell table:style-name="Table14.B23" office:value-type="string">
            <text:p text:style-name="P89">All</text:p>
          </table:table-cell>
          <table:table-cell table:style-name="Table14.C23" office:value-type="string">
            <text:p text:style-name="P88">Return -1,0,1 dependent on sign of n</text:p>
          </table:table-cell>
        </table:table-row>
      </table:table>
      <text:h text:style-name="Heading_20_1" text:outline-level="1">Structures</text:h>
      <text:p text:style-name="Standard">Structures are defined as follows:</text:p>
      <text:p text:style-name="Quotations">struct sprite { x,y,w,h, <text:span text:style-name="T64">angle</text:span> }</text:p>
      <text:p text:style-name="P14">this generates a set of functions automatically to manage such a structure. <text:span text:style-name="T65">Structures must be defined outside of procedure definitions, and they are all global.</text:span></text:p>
      <text:p text:style-name="P15">Each structure type has an allocated address in zero page ; these are allocated sequentially after the zero page area used by the runtime. This address is used to access an object, it is the rough equivalent of <text:span text:style-name="T12">this</text:span> in javascript. </text:p>
      <text:p text:style-name="P17">This is done by automatically generated functions which provide the functionality, which is shown below.</text:p>
      <text:p text:style-name="P16">Using the above as an example, and the member angle. <text:span text:style-name="T65">Getters and Setters are defined for every field in the structure.</text:span></text:p>
      <table:table table:name="Table15" table:style-name="Table15">
        <table:table-column table:style-name="Table15.A"/>
        <table:table-column table:style-name="Table15.B"/>
        <table:table-row table:style-name="TableLine94615457853952">
          <table:table-cell table:style-name="Table15.A1" office:value-type="string">
            <text:p text:style-name="P102">Function</text:p>
          </table:table-cell>
          <table:table-cell table:style-name="Table15.B1" office:value-type="string">
            <text:p text:style-name="Table_20_Heading">Purpose</text:p>
          </table:table-cell>
        </table:table-row>
        <table:table-row table:style-name="TableLine94615457921808">
          <table:table-cell table:style-name="Table15.A5" office:value-type="string">
            <text:p text:style-name="P101">sprite.<text:span text:style-name="T67">new</text:span>()</text:p>
          </table:table-cell>
          <table:table-cell table:style-name="Table15.B5" office:value-type="string">
            <text:p text:style-name="P100">Allocates a chunk of memory big enough to hold one sprite (10 bytes in the example) using alloc() <text:span text:style-name="T68">and sets it as current in the zero page.</text:span></text:p>
          </table:table-cell>
        </table:table-row>
        <table:table-row table:style-name="TableLine94615457922752">
          <table:table-cell table:style-name="Table15.A5" office:value-type="string">
            <text:p text:style-name="P101">sprite.use(a)</text:p>
          </table:table-cell>
          <table:table-cell table:style-name="Table15.B5" office:value-type="string">
            <text:p text:style-name="P100">Work on sprite at a ; this sets the value in the zero page.</text:p>
          </table:table-cell>
        </table:table-row>
        <text:soft-page-break/>
        <table:table-row table:style-name="TableLine94615457923248">
          <table:table-cell table:style-name="Table15.A5" office:value-type="string">
            <text:p text:style-name="P101">sprite.swap()</text:p>
          </table:table-cell>
          <table:table-cell table:style-name="Table15.B5" office:value-type="string">
            <text:p text:style-name="P100">To ease comparison between two sprites, this swaps the zero page value with a variable in memory. </text:p>
          </table:table-cell>
        </table:table-row>
        <table:table-row table:style-name="TableLine94615457923856">
          <table:table-cell table:style-name="Table15.A5" office:value-type="string">
            <text:p text:style-name="P101">sprite.r_angle()</text:p>
          </table:table-cell>
          <table:table-cell table:style-name="Table15.B5" office:value-type="string">
            <text:p text:style-name="P100">Returns the angle value in sprite (e.g. offset 8,9)</text:p>
          </table:table-cell>
        </table:table-row>
        <table:table-row table:style-name="TableLine94615457924544">
          <table:table-cell table:style-name="Table15.A6" office:value-type="string">
            <text:p text:style-name="P101">sprite.w_angle(n)</text:p>
          </table:table-cell>
          <table:table-cell table:style-name="Table15.B6" office:value-type="string">
            <text:p text:style-name="P100">Writes the angle value in sprite (e.g. offset 8,9)</text:p>
          </table:table-cell>
        </table:table-row>
      </table:table>
      <text:h text:style-name="Heading_20_1"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615457916096">
          <table:table-cell table:style-name="Table5.A1" office:value-type="string">
            <text:p text:style-name="P45">The Boot Section</text:p>
            <text:p text:style-name="P37">The boot section is 32 bytes long, and normally starts with a jmp &lt;last defined routine&gt;, it can also contain parameters passed in and anything else the developer wants. It is predefined as boot.address</text:p>
          </table:table-cell>
        </table:table-row>
        <table:table-row table:style-name="TableLine94615457939744">
          <table:table-cell table:style-name="Table5.A2" office:value-type="string">
            <text:p text:style-name="P38"><text:span text:style-name="T12">The Amoral runtime.</text:span> </text:p>
            <text:p text:style-name="P38">This is a linked list of routines which include the P-Code interpreter and helper functions such as multiply and divide which the 6502 cannot do. </text:p>
            <text:p text:style-name="P38">Routines are added to the definitions.</text:p>
          </table:table-cell>
        </table:table-row>
        <table:table-row table:style-name="TableLine94615457940288">
          <table:table-cell table:style-name="Table5.A2" office:value-type="string">
            <text:p text:style-name="P38"><text:span text:style-name="T12">Additional user runtimes.</text:span> </text:p>
            <text:p text:style-name="P38">These use the same format as the Amoral runtime.</text:p>
          </table:table-cell>
        </table:table-row>
        <table:table-row table:style-name="TableLine94615457940560">
          <table:table-cell table:style-name="Table5.A2" office:value-type="string">
            <text:p text:style-name="P46">Amoral <text:span text:style-name="T14">generated </text:span><text:span text:style-name="T35">c</text:span>ode.</text:p>
            <text:p text:style-name="P39"><text:span text:style-name="T6">A</text:span> mixture of 6502 routines and pseudo code <text:span text:style-name="T49">(and data, perhaps)</text:span>. </text:p>
            <text:p text:style-name="P39">These also are linked together to make a dictionary of all the routines</text:p>
          </table:table-cell>
        </table:table-row>
        <table:table-row table:style-name="TableLine94615457941056">
          <table:table-cell table:style-name="Table5.A2" office:value-type="string">
            <text:p text:style-name="P37">End of Dictionary marker ($0000, 2 bytes)</text:p>
          </table:table-cell>
        </table:table-row>
        <table:table-row table:style-name="TableLine94615457941712">
          <table:table-cell table:style-name="Table5.A2" office:value-type="string">
            <text:p text:style-name="P37">Available memory for user allocation, this is stored at boot.address+30</text:p>
          </table:table-cell>
        </table:table-row>
      </table:table>
      <text:p text:style-name="Standard"/>
      <text:p text:style-name="P3">Variable memory is stored seperately. These are for statics, arrays should be allocated from the user allocation memory at the end. This block is by default 1024 bytes in length, allowing for 512 global and local variables. <text:span text:style-name="T14">In pseudo code, the “address” is an index into this table as a word, so the 4</text:span><text:span text:style-name="T15">th</text:span><text:span text:style-name="T14"> word if the table is at $800 would be at $808 ($800+4*2)</text:span></text:p>
      <text:p text:style-name="P3">The structure of the dictionary is as follows, <text:span text:style-name="T33">it is similar to FORTH.</text:span></text:p>
      <table:table table:name="Table6" table:style-name="Table6">
        <table:table-column table:style-name="Table6.A"/>
        <table:table-column table:style-name="Table6.B"/>
        <table:table-row table:style-name="TableLine94615457928848">
          <table:table-cell table:style-name="Table6.A1" office:value-type="string">
            <text:p text:style-name="P102">Offset</text:p>
          </table:table-cell>
          <table:table-cell table:style-name="Table6.B1" office:value-type="string">
            <text:p text:style-name="Table_20_Heading">Description</text:p>
          </table:table-cell>
        </table:table-row>
        <table:table-row table:style-name="TableLine94615457954832">
          <table:table-cell table:style-name="Table6.A4" office:value-type="string">
            <text:p text:style-name="P44">+0,+1</text:p>
          </table:table-cell>
          <table:table-cell table:style-name="Table6.B4" office:value-type="string">
            <text:p text:style-name="P43">Offset to next entry, or $0000 if this is the end of the dictionary.</text:p>
          </table:table-cell>
        </table:table-row>
        <table:table-row table:style-name="TableLine94615457955648">
          <table:table-cell table:style-name="Table6.A4" office:value-type="string">
            <text:p text:style-name="P44">+2</text:p>
          </table:table-cell>
          <table:table-cell table:style-name="Table6.B4" office:value-type="string">
            <text:p text:style-name="P43">Name of routine as an ASCIIZ string in lower case. Can be $00 (private)</text:p>
          </table:table-cell>
        </table:table-row>
        <table:table-row table:style-name="TableLine94615457956144">
          <table:table-cell table:style-name="Table6.A4" office:value-type="string">
            <text:p text:style-name="P47"><text:span text:style-name="T22">(</text:span>+n<text:span text:style-name="T22">)</text:span></text:p>
          </table:table-cell>
          <table:table-cell table:style-name="Table6.B4" office:value-type="string">
            <text:p text:style-name="P48">Possible padding, as the code must be on an odd address, should be $00</text:p>
          </table:table-cell>
        </table:table-row>
        <table:table-row table:style-name="TableLine94615457956752">
          <table:table-cell table:style-name="Table6.A5" office:value-type="string">
            <text:p text:style-name="P44">+n</text:p>
          </table:table-cell>
          <table:table-cell table:style-name="Table6.B5" office:value-type="string">
            <text:p text:style-name="P43">6502 code, possibly with Pseudocode intermixed.</text:p>
          </table:table-cell>
        </table:table-row>
      </table:table>
      <text:p text:style-name="P21"><text:soft-page-break/></text:p>
      <text:p text:style-name="P21">A directly runnable amoral binary would be prefixed by the execution address, which would be the start of the boot area.</text:p>
      <text:p text:style-name="Standard">The following are reserved <text:span text:style-name="T36">in the 32 byte boot area.</text:span></text:p>
      <table:table table:name="Table13" table:style-name="Table13">
        <table:table-column table:style-name="Table13.A"/>
        <table:table-column table:style-name="Table13.B"/>
        <table:table-row table:style-name="TableLine94615457959712">
          <table:table-cell table:style-name="Table13.A1" office:value-type="string">
            <text:p text:style-name="P106">Offset from Boot</text:p>
          </table:table-cell>
          <table:table-cell table:style-name="Table13.B1" office:value-type="string">
            <text:p text:style-name="Table_20_Heading">Contents</text:p>
          </table:table-cell>
        </table:table-row>
        <table:table-row table:style-name="TableLine94615457973712">
          <table:table-cell table:style-name="Table13.A6" office:value-type="string">
            <text:p text:style-name="P83">22</text:p>
          </table:table-cell>
          <table:table-cell table:style-name="Table13.B6" office:value-type="string">
            <text:p text:style-name="P84">First zero page used</text:p>
          </table:table-cell>
        </table:table-row>
        <table:table-row table:style-name="TableLine94615457974944">
          <table:table-cell table:style-name="Table13.A6" office:value-type="string">
            <text:p text:style-name="P83">23</text:p>
          </table:table-cell>
          <table:table-cell table:style-name="Table13.B6" office:value-type="string">
            <text:p text:style-name="P84">Byte after last zero page address used</text:p>
          </table:table-cell>
        </table:table-row>
        <table:table-row table:style-name="TableLine94615457975488">
          <table:table-cell table:style-name="Table13.A6" office:value-type="string">
            <text:p text:style-name="P79">24,25</text:p>
          </table:table-cell>
          <table:table-cell table:style-name="Table13.B6" office:value-type="string">
            <text:p text:style-name="P72">Address of Boot</text:p>
          </table:table-cell>
        </table:table-row>
        <table:table-row table:style-name="TableLine94615457976144">
          <table:table-cell table:style-name="Table13.A6" office:value-type="string">
            <text:p text:style-name="P79">26,27</text:p>
          </table:table-cell>
          <table:table-cell table:style-name="Table13.B6" office:value-type="string">
            <text:p text:style-name="P80">Address of the Variables</text:p>
          </table:table-cell>
        </table:table-row>
        <table:table-row table:style-name="TableLine94615457976880">
          <table:table-cell table:style-name="Table13.A6" office:value-type="string">
            <text:p text:style-name="P73">28,29</text:p>
          </table:table-cell>
          <table:table-cell table:style-name="Table13.B6" office:value-type="string">
            <text:p text:style-name="P72">Address of the Amoral code, <text:span text:style-name="T42">e.g. the end of the run time.</text:span></text:p>
          </table:table-cell>
        </table:table-row>
        <table:table-row table:style-name="TableLine94615457977648">
          <table:table-cell table:style-name="Table13.A7" office:value-type="string">
            <text:p text:style-name="P73">30,31</text:p>
          </table:table-cell>
          <table:table-cell table:style-name="Table13.B7" office:value-type="string">
            <text:p text:style-name="P60">Address of Memory available to user.</text:p>
          </table:table-cell>
        </table:table-row>
      </table:table>
      <text:h text:style-name="P110" text:outline-level="1">Code Generation Control</text:h>
      <text:p text:style-name="P34">Code generation control is controlled by the three keywords <text:span text:style-name="T12">fast</text:span><text:span text:style-name="T17"> </text:span><text:span text:style-name="T12">slow</text:span><text:span text:style-name="T17"> and </text:span><text:span text:style-name="T12">code. </text:span><text:span text:style-name="T17">The first two specify either 6502 of p-code generation.</text:span></text:p>
      <text:p text:style-name="P10">The third is used for the [] format, its means there are no store or header or exit or anything similar. No code is generated at all. If you include amoral code it is compiled in fast mode, as 6502 code.</text:p>
      <text:p text:style-name="P10">The default is ‘slow’</text:p>
      <text:h text:style-name="P111" text:outline-level="1">Procedure structure</text:h>
      <text:p text:style-name="P2">Every procedure is a 6502 machine code one, and they all pass their last parameter / current state in the 16 bit register XA. </text:p>
      <text:p text:style-name="P2">Procedures that are written in pseudocode start with code to write the last parameter out, and a 6502 subroutine call to execute the pseudo code that immediately follows. <text:s/>Code that generates pure 6502 code just saves the last parameter.</text:p>
      <text:p text:style-name="P2">So, suppose you have a subroutine <text:span text:style-name="T28">defined as </text:span>do.something(a,b,c) the code would look like the following <text:span text:style-name="T4">depending on how it is compiled. </text:span><text:span text:style-name="T28">(the last provided parameter, which should go in c, will be in R as described earlier). </text:span><text:span text:style-name="T39">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102">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37">Start Point</text:p>
          </table:table-cell>
          <table:table-cell table:style-name="Table4.A2" office:value-type="string">
            <text:p text:style-name="P41">do.something:</text:p>
          </table:table-cell>
          <table:table-cell table:style-name="Table4.C2" office:value-type="string">
            <text:p text:style-name="P41">do.something:</text:p>
          </table:table-cell>
        </table:table-row>
        <table:table-row table:style-name="Table4.1">
          <table:table-cell table:style-name="Table4.A2" office:value-type="string">
            <text:p text:style-name="P37">Write out c</text:p>
            <text:p text:style-name="P40"><text:soft-page-break/>parameter</text:p>
          </table:table-cell>
          <table:table-cell table:style-name="Table4.A2" office:value-type="string">
            <text:p text:style-name="P41">sta c</text:p>
            <text:p text:style-name="P41"><text:soft-page-break/>stx c+1</text:p>
          </table:table-cell>
          <table:table-cell table:style-name="Table4.C2" office:value-type="string">
            <text:p text:style-name="P41">sta c</text:p>
            <text:p text:style-name="P41"><text:soft-page-break/>stx c+1</text:p>
          </table:table-cell>
        </table:table-row>
        <table:table-row table:style-name="Table4.1">
          <table:table-cell table:style-name="Table4.A2" office:value-type="string">
            <text:p text:style-name="P37">Start P-Code</text:p>
          </table:table-cell>
          <table:table-cell table:style-name="Table4.A2" office:value-type="string">
            <text:p text:style-name="P76"/>
          </table:table-cell>
          <table:table-cell table:style-name="Table4.C2" office:value-type="string">
            <text:p text:style-name="P76">jsr interpretp<text:span text:style-name="T3">seudo</text:span>code</text:p>
          </table:table-cell>
        </table:table-row>
        <table:table-row table:style-name="Table4.1">
          <table:table-cell table:style-name="Table4.A2" office:value-type="string">
            <text:p text:style-name="P37">Main body</text:p>
          </table:table-cell>
          <table:table-cell table:style-name="Table4.A2" office:value-type="string">
            <text:p text:style-name="P76">adc #&lt;stuff&gt;</text:p>
            <text:p text:style-name="P76">inx </text:p>
            <text:p text:style-name="P76">(etc.)</text:p>
          </table:table-cell>
          <table:table-cell table:style-name="Table4.C2" office:value-type="string">
            <text:p text:style-name="P76">pseudo code instructions</text:p>
            <text:p text:style-name="P77">(see later)</text:p>
            <text:p text:style-name="P78">r<text:span text:style-name="T40">e</text:span><text:span text:style-name="T41">t</text:span> (<text:span text:style-name="T39">exits </text:span>p-code)</text:p>
          </table:table-cell>
        </table:table-row>
        <table:table-row table:style-name="Table4.1">
          <table:table-cell table:style-name="Table4.A2" office:value-type="string">
            <text:p text:style-name="P37">Exit</text:p>
          </table:table-cell>
          <table:table-cell table:style-name="Table4.A2" office:value-type="string">
            <text:p text:style-name="P41">rts (6502 opcode)</text:p>
          </table:table-cell>
          <table:table-cell table:style-name="Table4.C2" office:value-type="string">
            <text:p text:style-name="P42">rts (6502 opcode)</text:p>
          </table:table-cell>
        </table:table-row>
      </table:table>
      <text:p text:style-name="P2"/>
      <text:p text:style-name="P2">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29"><text:span text:style-name="T3">A corollary of this is that an Amoral program can be used as a library for any other language (it will use some zero page locations so may need rebuilding for that) </text:span>PseudoCode Definition</text:p>
      <text:p text:style-name="P6">When running pseudo code the 16 bit register will be kept in page zero, not in XA. However, it will be in XA on entry, on exit, and when calling a subroutine.</text:p>
      <text:h text:style-name="Heading_20_1" text:outline-level="1">Pseudo Code</text:h>
      <text:h text:style-name="Heading_20_2" text:outline-level="2">6502 Subroutine Call.</text:h>
      <text:p text:style-name="P5">00-7F are subroutine calls. The high byte is in the following byte, and the address is built from that byte, and the lower 7 bits of the command shifted left once.</text:p>
      <text:p text:style-name="P5">This physically calls a 6502 routine at an <text:span text:style-name="T12">even</text:span><text:span text:style-name="T17"> address. </text:span><text:span text:style-name="T18">On entry XA are loaded with the current value of R, and on exit it should have the (possibly) new value of R.</text:span></text:p>
      <text:p text:style-name="P9">So 35 8E executes code at 8E6A ($8E00+2*$35) for example.</text:p>
      <text:p text:style-name="P6"><text:span text:style-name="T17">The code is </text:span><text:span text:style-name="T20">6502 code</text:span><text:span text:style-name="T21"> not pseudo code. Remember all procedures are 6502 callable whether they are in pseudocode or not.</text:span></text:p>
      <text:h text:style-name="Heading_20_2" text:outline-level="2"><text:span text:style-name="T23">Branch/</text:span>Memory Access Instructions</text:h>
      <text:p text:style-name="P6">80-EF are branches and memory access instructions (branches are to pseudocode not 6502 code). These have the form.</text:p>
      <table:table table:name="Table7" table:style-name="Table7">
        <table:table-column table:style-name="Table7.A" table:number-columns-repeated="8"/>
        <table:table-row table:style-name="TableLine94615458021504">
          <table:table-cell table:style-name="Table7.A1" office:value-type="string">
            <text:p text:style-name="P102">7</text:p>
          </table:table-cell>
          <table:table-cell table:style-name="Table7.A1" office:value-type="string">
            <text:p text:style-name="P102">6</text:p>
          </table:table-cell>
          <table:table-cell table:style-name="Table7.A1" office:value-type="string">
            <text:p text:style-name="P102">5</text:p>
          </table:table-cell>
          <table:table-cell table:style-name="Table7.A1" office:value-type="string">
            <text:p text:style-name="P102">4</text:p>
          </table:table-cell>
          <table:table-cell table:style-name="Table7.A1" office:value-type="string">
            <text:p text:style-name="P102">3</text:p>
          </table:table-cell>
          <table:table-cell table:style-name="Table7.A1" office:value-type="string">
            <text:p text:style-name="P102">2</text:p>
          </table:table-cell>
          <table:table-cell table:style-name="Table7.A1" office:value-type="string">
            <text:p text:style-name="P102">1</text:p>
          </table:table-cell>
          <table:table-cell table:style-name="Table7.H1" office:value-type="string">
            <text:p text:style-name="P102">0</text:p>
          </table:table-cell>
        </table:table-row>
        <table:table-row table:style-name="TableLine94615458031456">
          <table:table-cell table:style-name="Table7.A2" office:value-type="string">
            <text:p text:style-name="P49">1</text:p>
          </table:table-cell>
          <table:table-cell table:style-name="Table7.B2" table:number-columns-spanned="3" office:value-type="string">
            <text:p text:style-name="P49">Addressing Mode</text:p>
          </table:table-cell>
          <table:covered-table-cell/>
          <table:covered-table-cell/>
          <table:table-cell table:style-name="Table7.E2" table:number-columns-spanned="4" office:value-type="string">
            <text:p text:style-name="P49">Command</text:p>
          </table:table-cell>
          <table:covered-table-cell/>
          <table:covered-table-cell/>
          <table:covered-table-cell/>
        </table:table-row>
      </table:table>
      <text:p text:style-name="P6"/>
      <text:p text:style-name="P18">Address modes are as follows </text:p>
      <table:table table:name="Table10" table:style-name="Table10">
        <table:table-column table:style-name="Table10.A"/>
        <table:table-column table:style-name="Table10.B"/>
        <table:table-column table:style-name="Table10.C"/>
        <table:table-row table:style-name="TableLine94615458023360">
          <table:table-cell table:style-name="Table10.A1" office:value-type="string">
            <text:p text:style-name="P102">Binary</text:p>
          </table:table-cell>
          <table:table-cell table:style-name="Table10.A1" office:value-type="string">
            <text:p text:style-name="P102">Example</text:p>
          </table:table-cell>
          <table:table-cell table:style-name="Table10.C1" office:value-type="string">
            <text:p text:style-name="P102">Description</text:p>
          </table:table-cell>
        </table:table-row>
        <table:table-row table:style-name="TableLine94615458050720">
          <table:table-cell table:style-name="Table10.A5" office:value-type="string">
            <text:p text:style-name="P67">000</text:p>
          </table:table-cell>
          <table:table-cell table:style-name="Table10.B5" office:value-type="string">
            <text:p text:style-name="P67">ldr #4</text:p>
          </table:table-cell>
          <table:table-cell table:style-name="Table10.C5" office:value-type="string">
            <text:p text:style-name="P66">Short constant 0-255 in following byte</text:p>
          </table:table-cell>
        </table:table-row>
        <text:soft-page-break/>
        <table:table-row table:style-name="TableLine94615458052528">
          <table:table-cell table:style-name="Table10.A5" office:value-type="string">
            <text:p text:style-name="P67">001</text:p>
          </table:table-cell>
          <table:table-cell table:style-name="Table10.B5" office:value-type="string">
            <text:p text:style-name="P67">ldr #4137</text:p>
          </table:table-cell>
          <table:table-cell table:style-name="Table10.C5" office:value-type="string">
            <text:p text:style-name="P66">Long constant in following byte, low high word order.</text:p>
          </table:table-cell>
        </table:table-row>
        <table:table-row table:style-name="TableLine94615458053344">
          <table:table-cell table:style-name="Table10.A5" office:value-type="string">
            <text:p text:style-name="P67">010</text:p>
          </table:table-cell>
          <table:table-cell table:style-name="Table10.B5" office:value-type="string">
            <text:p text:style-name="P67">ldr [20]</text:p>
          </table:table-cell>
          <table:table-cell table:style-name="Table10.C5" office:value-type="string">
            <text:p text:style-name="P66">The following byte is an index into the variable ram area</text:p>
          </table:table-cell>
        </table:table-row>
        <table:table-row table:style-name="TableLine94615458054208">
          <table:table-cell table:style-name="Table10.A5" office:value-type="string">
            <text:p text:style-name="P67">011</text:p>
          </table:table-cell>
          <table:table-cell table:style-name="Table10.B5" office:value-type="string">
            <text:p text:style-name="P67">ldr [2091]</text:p>
          </table:table-cell>
          <table:table-cell table:style-name="Table10.C5" office:value-type="string">
            <text:p text:style-name="P66">The following word (low/high) is an index into the variables</text:p>
          </table:table-cell>
        </table:table-row>
        <table:table-row table:style-name="TableLine94615458055104">
          <table:table-cell table:style-name="Table10.A6" office:value-type="string">
            <text:p text:style-name="P67">100</text:p>
          </table:table-cell>
          <table:table-cell table:style-name="Table10.B6" office:value-type="string">
            <text:p text:style-name="P67">ldr $4173</text:p>
          </table:table-cell>
          <table:table-cell table:style-name="Table10.C6" office:value-type="string">
            <text:p text:style-name="P66">The following word (low/high) is an absolute physical address</text:p>
          </table:table-cell>
        </table:table-row>
      </table:table>
      <text:p text:style-name="P7"/>
      <text:p text:style-name="P30">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36"><text:span text:style-name="T63">Commands </text:span><text:span text:style-name="T23">are as follows.</text:span></text:p>
      <table:table table:name="Table8" table:style-name="Table8">
        <table:table-column table:style-name="Table8.A"/>
        <table:table-column table:style-name="Table8.B"/>
        <table:table-column table:style-name="Table8.C"/>
        <table:table-row table:style-name="TableLine94615458035952">
          <table:table-cell table:style-name="Table8.A1" office:value-type="string">
            <text:p text:style-name="P102">Binary</text:p>
          </table:table-cell>
          <table:table-cell table:style-name="Table8.A1" office:value-type="string">
            <text:p text:style-name="P102">Mnemonic</text:p>
          </table:table-cell>
          <table:table-cell table:style-name="Table8.C1" office:value-type="string">
            <text:p text:style-name="Table_20_Heading">Action</text:p>
          </table:table-cell>
        </table:table-row>
        <table:table-row table:style-name="TableLine94615458113296">
          <table:table-cell table:style-name="Table8.A2" office:value-type="string">
            <text:p text:style-name="P52">0000</text:p>
          </table:table-cell>
          <table:table-cell table:style-name="Table8.B2" office:value-type="string">
            <text:p text:style-name="P52">ldr</text:p>
          </table:table-cell>
          <table:table-cell table:style-name="Table8.C2" office:value-type="string">
            <text:p text:style-name="P51">R := value</text:p>
          </table:table-cell>
        </table:table-row>
        <table:table-row table:style-name="TableLine94615458114960">
          <table:table-cell table:style-name="Table8.A4" office:value-type="string">
            <text:p text:style-name="P52">0001</text:p>
          </table:table-cell>
          <table:table-cell table:style-name="Table8.B4" office:value-type="string">
            <text:p text:style-name="P52">and</text:p>
          </table:table-cell>
          <table:table-cell table:style-name="Table8.C4" office:value-type="string">
            <text:p text:style-name="P51">R := R &amp; value</text:p>
          </table:table-cell>
        </table:table-row>
        <table:table-row table:style-name="TableLine94615458117392">
          <table:table-cell table:style-name="Table8.A4" office:value-type="string">
            <text:p text:style-name="P52">0010</text:p>
          </table:table-cell>
          <table:table-cell table:style-name="Table8.B4" office:value-type="string">
            <text:p text:style-name="P52">orr</text:p>
          </table:table-cell>
          <table:table-cell table:style-name="Table8.C4" office:value-type="string">
            <text:p text:style-name="P51">R := R | value</text:p>
          </table:table-cell>
        </table:table-row>
        <table:table-row table:style-name="TableLine94615458118256">
          <table:table-cell table:style-name="Table8.A16" office:value-type="string">
            <text:p text:style-name="P52">0011</text:p>
          </table:table-cell>
          <table:table-cell table:style-name="Table8.B16" office:value-type="string">
            <text:p text:style-name="P52">xor </text:p>
          </table:table-cell>
          <table:table-cell table:style-name="Table8.C16" office:value-type="string">
            <text:p text:style-name="P51">R := R ^ value</text:p>
          </table:table-cell>
        </table:table-row>
        <table:table-row table:style-name="TableLine94615458120752">
          <table:table-cell table:style-name="Table8.A16" office:value-type="string">
            <text:p text:style-name="P52">0100</text:p>
          </table:table-cell>
          <table:table-cell table:style-name="Table8.B16" office:value-type="string">
            <text:p text:style-name="P52">add</text:p>
          </table:table-cell>
          <table:table-cell table:style-name="Table8.C16" office:value-type="string">
            <text:p text:style-name="P55"><text:span text:style-name="T24">R := R </text:span><text:span text:style-name="T8">+ value</text:span></text:p>
          </table:table-cell>
        </table:table-row>
        <table:table-row table:style-name="TableLine94615458121792">
          <table:table-cell table:style-name="Table8.A16" office:value-type="string">
            <text:p text:style-name="P52">0101</text:p>
          </table:table-cell>
          <table:table-cell table:style-name="Table8.B16" office:value-type="string">
            <text:p text:style-name="P52">sub</text:p>
          </table:table-cell>
          <table:table-cell table:style-name="Table8.C16" office:value-type="string">
            <text:p text:style-name="P55"><text:span text:style-name="T24">R := R -</text:span><text:span text:style-name="T8"> value</text:span></text:p>
          </table:table-cell>
        </table:table-row>
        <table:table-row table:style-name="TableLine94615458122688">
          <table:table-cell table:style-name="Table8.A16" office:value-type="string">
            <text:p text:style-name="P52">0110</text:p>
          </table:table-cell>
          <table:table-cell table:style-name="Table8.B16" office:value-type="string">
            <text:p text:style-name="P52">mlt</text:p>
          </table:table-cell>
          <table:table-cell table:style-name="Table8.C16" office:value-type="string">
            <text:p text:style-name="P51">R := R * value (upper 16 bits lost)</text:p>
          </table:table-cell>
        </table:table-row>
        <table:table-row table:style-name="TableLine94615458123664">
          <table:table-cell table:style-name="Table8.A16" office:value-type="string">
            <text:p text:style-name="P52">0111</text:p>
          </table:table-cell>
          <table:table-cell table:style-name="Table8.B16" office:value-type="string">
            <text:p text:style-name="P56">div</text:p>
          </table:table-cell>
          <table:table-cell table:style-name="Table8.C16" office:value-type="string">
            <text:p text:style-name="P55"><text:span text:style-name="T24">R := R /</text:span><text:span text:style-name="T8"> value (division by zero unknown result)</text:span></text:p>
          </table:table-cell>
        </table:table-row>
        <table:table-row table:style-name="TableLine94615458124560">
          <table:table-cell table:style-name="Table8.A16" office:value-type="string">
            <text:p text:style-name="P52">1000</text:p>
          </table:table-cell>
          <table:table-cell table:style-name="Table8.B16" office:value-type="string">
            <text:p text:style-name="P56">mod </text:p>
          </table:table-cell>
          <table:table-cell table:style-name="Table8.C16" office:value-type="string">
            <text:p text:style-name="P51">R := R mod value <text:span text:style-name="T25">(zero unknown result)</text:span></text:p>
          </table:table-cell>
        </table:table-row>
        <table:table-row table:style-name="TableLine94615458125536">
          <table:table-cell table:style-name="Table8.A16" office:value-type="string">
            <text:p text:style-name="P96">1001</text:p>
          </table:table-cell>
          <table:table-cell table:style-name="Table8.B16" office:value-type="string">
            <text:p text:style-name="P61">d<text:span text:style-name="T58">cv</text:span></text:p>
          </table:table-cell>
          <table:table-cell table:style-name="Table8.C16" office:value-type="string">
            <text:p text:style-name="P97">[addr]-- (not immediate)</text:p>
          </table:table-cell>
        </table:table-row>
        <table:table-row table:style-name="TableLine94615458121408">
          <table:table-cell table:style-name="Table8.A16" office:value-type="string">
            <text:p text:style-name="P63">1010</text:p>
          </table:table-cell>
          <table:table-cell table:style-name="Table8.B16" office:value-type="string">
            <text:p text:style-name="P57">str</text:p>
          </table:table-cell>
          <table:table-cell table:style-name="Table8.C16" office:value-type="string">
            <text:p text:style-name="P62">[addr] := R <text:span text:style-name="T26">(not immediate)</text:span></text:p>
          </table:table-cell>
        </table:table-row>
        <table:table-row table:style-name="TableLine94615458127216">
          <table:table-cell table:style-name="Table8.A16" office:value-type="string">
            <text:p text:style-name="P63">1011</text:p>
          </table:table-cell>
          <table:table-cell table:style-name="Table8.B16" office:value-type="string">
            <text:p text:style-name="P57">bra</text:p>
          </table:table-cell>
          <table:table-cell table:style-name="Table8.C16" office:value-type="string">
            <text:p text:style-name="P62">PC := addr <text:span text:style-name="T26">(absolute only)</text:span></text:p>
          </table:table-cell>
        </table:table-row>
        <table:table-row table:style-name="TableLine94615458128192">
          <table:table-cell table:style-name="Table8.A16" office:value-type="string">
            <text:p text:style-name="P63">1100</text:p>
          </table:table-cell>
          <table:table-cell table:style-name="Table8.B16" office:value-type="string">
            <text:p text:style-name="P57">beq</text:p>
          </table:table-cell>
          <table:table-cell table:style-name="Table8.C16" office:value-type="string">
            <text:p text:style-name="P64">If (R == 0) PC := addr <text:span text:style-name="T26">(absolute only)</text:span></text:p>
          </table:table-cell>
        </table:table-row>
        <table:table-row table:style-name="TableLine94615458129168">
          <table:table-cell table:style-name="Table8.A16" office:value-type="string">
            <text:p text:style-name="P63">1101</text:p>
          </table:table-cell>
          <table:table-cell table:style-name="Table8.B16" office:value-type="string">
            <text:p text:style-name="P57">bne</text:p>
          </table:table-cell>
          <table:table-cell table:style-name="Table8.C16" office:value-type="string">
            <text:p text:style-name="P64">If (R &lt;&gt; 0) PC := addr <text:span text:style-name="T26">(absolute only)</text:span></text:p>
          </table:table-cell>
        </table:table-row>
        <table:table-row table:style-name="TableLine94615458130144">
          <table:table-cell table:style-name="Table8.A16" office:value-type="string">
            <text:p text:style-name="P63">1110</text:p>
          </table:table-cell>
          <table:table-cell table:style-name="Table8.B16" office:value-type="string">
            <text:p text:style-name="P57">bmi</text:p>
          </table:table-cell>
          <table:table-cell table:style-name="Table8.C16" office:value-type="string">
            <text:p text:style-name="P64">If (R &lt; 0) PC := addr <text:span text:style-name="T26">(absolute only)</text:span></text:p>
          </table:table-cell>
        </table:table-row>
        <table:table-row table:style-name="TableLine94615458131120">
          <table:table-cell table:style-name="Table8.A17" office:value-type="string">
            <text:p text:style-name="P63">1111</text:p>
          </table:table-cell>
          <table:table-cell table:style-name="Table8.B17" office:value-type="string">
            <text:p text:style-name="P57">bpl</text:p>
          </table:table-cell>
          <table:table-cell table:style-name="Table8.C17" office:value-type="string">
            <text:p text:style-name="P64">If (R &gt;= 0) PC := addr <text:span text:style-name="T26">(absolute only)</text:span></text:p>
          </table:table-cell>
        </table:table-row>
      </table:table>
      <text:p text:style-name="P6"/>
      <text:p text:style-name="P31"><text:span text:style-name="T44">Note the tests are </text:span><text:span text:style-name="T13">not</text:span><text:span text:style-name="T19"> like the 6502 ; they are on the current value of R not the result of the last operation.</text:span></text:p>
      <text:h text:style-name="Heading_20_2" text:outline-level="2"><text:soft-page-break/>Unary Instructions</text:h>
      <text:p text:style-name="Standard">Unary <text:span text:style-name="T27">instructions take the format below, and do not have any parameters.</text:span></text:p>
      <text:p text:style-name="Standard"/>
      <table:table table:name="Table9" table:style-name="Table9">
        <table:table-column table:style-name="Table9.A" table:number-columns-repeated="8"/>
        <table:table-row table:style-name="TableLine94615458101328">
          <table:table-cell table:style-name="Table9.A1" office:value-type="string">
            <text:p text:style-name="P103">7</text:p>
          </table:table-cell>
          <table:table-cell table:style-name="Table9.A1" office:value-type="string">
            <text:p text:style-name="P103">6</text:p>
          </table:table-cell>
          <table:table-cell table:style-name="Table9.A1" office:value-type="string">
            <text:p text:style-name="P103">5</text:p>
          </table:table-cell>
          <table:table-cell table:style-name="Table9.A1" office:value-type="string">
            <text:p text:style-name="P103">4</text:p>
          </table:table-cell>
          <table:table-cell table:style-name="Table9.A1" office:value-type="string">
            <text:p text:style-name="P103">3</text:p>
          </table:table-cell>
          <table:table-cell table:style-name="Table9.A1" office:value-type="string">
            <text:p text:style-name="P103">2</text:p>
          </table:table-cell>
          <table:table-cell table:style-name="Table9.A1" office:value-type="string">
            <text:p text:style-name="P103">1</text:p>
          </table:table-cell>
          <table:table-cell table:style-name="Table9.H1" office:value-type="string">
            <text:p text:style-name="P103">0</text:p>
          </table:table-cell>
        </table:table-row>
        <table:table-row table:style-name="TableLine94615458144880">
          <table:table-cell table:style-name="Table9.A2" office:value-type="string">
            <text:p text:style-name="P50">1</text:p>
          </table:table-cell>
          <table:table-cell table:style-name="Table9.D2" office:value-type="string">
            <text:p text:style-name="P65">1</text:p>
          </table:table-cell>
          <table:table-cell table:style-name="Table9.D2" office:value-type="string">
            <text:p text:style-name="P65">1</text:p>
          </table:table-cell>
          <table:table-cell table:style-name="Table9.D2" office:value-type="string">
            <text:p text:style-name="P65">1</text:p>
          </table:table-cell>
          <table:table-cell table:style-name="Table9.E2" table:number-columns-spanned="4" office:value-type="string">
            <text:p text:style-name="P50">Command</text:p>
          </table:table-cell>
          <table:covered-table-cell/>
          <table:covered-table-cell/>
          <table:covered-table-cell/>
        </table:table-row>
      </table:table>
      <text:p text:style-name="P8"/>
      <text:p text:style-name="P19">The following instructions are supported.</text:p>
      <table:table table:name="Table11" table:style-name="Table11">
        <table:table-column table:style-name="Table11.A"/>
        <table:table-column table:style-name="Table11.B"/>
        <table:table-column table:style-name="Table11.C"/>
        <table:table-row table:style-name="TableLine94615458137840">
          <table:table-cell table:style-name="Table11.A1" office:value-type="string">
            <text:p text:style-name="P104">Binary</text:p>
          </table:table-cell>
          <table:table-cell table:style-name="Table11.A1" office:value-type="string">
            <text:p text:style-name="P104">Mnemonic</text:p>
          </table:table-cell>
          <table:table-cell table:style-name="Table11.C1" office:value-type="string">
            <text:p text:style-name="P105">Action</text:p>
          </table:table-cell>
        </table:table-row>
        <table:table-row table:style-name="TableLine94615458170256">
          <table:table-cell table:style-name="Table11.A2" office:value-type="string">
            <text:p text:style-name="P53">0000</text:p>
          </table:table-cell>
          <table:table-cell table:style-name="Table11.B2" office:value-type="string">
            <text:p text:style-name="P68">inc</text:p>
          </table:table-cell>
          <table:table-cell table:style-name="Table11.C2" office:value-type="string">
            <text:p text:style-name="P54">R<text:span text:style-name="T31">++</text:span></text:p>
          </table:table-cell>
        </table:table-row>
        <table:table-row table:style-name="TableLine94615458171920">
          <table:table-cell table:style-name="Table11.A4" office:value-type="string">
            <text:p text:style-name="P53">0001</text:p>
          </table:table-cell>
          <table:table-cell table:style-name="Table11.B4" office:value-type="string">
            <text:p text:style-name="P68">dec</text:p>
          </table:table-cell>
          <table:table-cell table:style-name="Table11.C4" office:value-type="string">
            <text:p text:style-name="P69">R--</text:p>
          </table:table-cell>
        </table:table-row>
        <table:table-row table:style-name="TableLine94615458174416">
          <table:table-cell table:style-name="Table11.A4" office:value-type="string">
            <text:p text:style-name="P53">0010</text:p>
          </table:table-cell>
          <table:table-cell table:style-name="Table11.B4" office:value-type="string">
            <text:p text:style-name="P68">sh<text:span text:style-name="T37">l</text:span></text:p>
          </table:table-cell>
          <table:table-cell table:style-name="Table11.C4" office:value-type="string">
            <text:p text:style-name="P69">R shift left once.</text:p>
          </table:table-cell>
        </table:table-row>
        <table:table-row table:style-name="TableLine94615458175280">
          <table:table-cell table:style-name="Table11.A6" office:value-type="string">
            <text:p text:style-name="P53">0011</text:p>
          </table:table-cell>
          <table:table-cell table:style-name="Table11.B6" office:value-type="string">
            <text:p text:style-name="P53"><text:span text:style-name="T31">shr</text:span> </text:p>
          </table:table-cell>
          <table:table-cell table:style-name="Table11.C6" office:value-type="string">
            <text:p text:style-name="P58">R shift right once (bit 15 is zero)</text:p>
          </table:table-cell>
        </table:table-row>
        <table:table-row table:style-name="TableLine94615458177776">
          <table:table-cell table:style-name="Table11.A6" office:value-type="string">
            <text:p text:style-name="P53">0100</text:p>
          </table:table-cell>
          <table:table-cell table:style-name="Table11.B6" office:value-type="string">
            <text:p text:style-name="P59">clr</text:p>
          </table:table-cell>
          <table:table-cell table:style-name="Table11.C6" office:value-type="string">
            <text:p text:style-name="P58">R := 0 (also used to pad procedures to even addresses)</text:p>
          </table:table-cell>
        </table:table-row>
        <table:table-row table:style-name="TableLine94615458178816">
          <table:table-cell table:style-name="Table11.A7" office:value-type="string">
            <text:p text:style-name="P53">0101</text:p>
          </table:table-cell>
          <table:table-cell table:style-name="Table11.B7" office:value-type="string">
            <text:p text:style-name="P68">r<text:span text:style-name="T32">et</text:span></text:p>
          </table:table-cell>
          <table:table-cell table:style-name="Table11.C7" office:value-type="string">
            <text:p text:style-name="P69"><text:span text:style-name="T8">R</text:span><text:span text:style-name="T7">eturn to caller – loads R into XA and executes 6502 rts</text:span></text:p>
          </table:table-cell>
        </table:table-row>
      </table:table>
      <text:h text:style-name="Heading_20_1" text:outline-level="1">Why is it called AMORAL ?</text:h>
      <text:p text:style-name="P4">Well the claim is that it stands for Accumulator based Mostek Register Associated Language.</text:p>
      <text:p text:style-name="P4">The truth is I put Accumulator Mostek Language into a webpage that generates acronym<text:span text:style-name="T16">s</text:span> and “amoral” came out, and I thought, well I have to call it that.</text:p>
      <text:h text:style-name="Heading_20_1" text:outline-level="1"><text:span text:style-name="T50">R</text:span>evisions</text:h>
      <text:p text:style-name="Standard"/>
      <table:table table:name="Table12" table:style-name="Table12">
        <table:table-column table:style-name="Table12.A"/>
        <table:table-column table:style-name="Table12.B"/>
        <table:table-row table:style-name="TableLine94615458149184">
          <table:table-cell table:style-name="Table12.A1" office:value-type="string">
            <text:p text:style-name="P102">Date</text:p>
          </table:table-cell>
          <table:table-cell table:style-name="Table12.B1" office:value-type="string">
            <text:p text:style-name="Table_20_Heading">Notes</text:p>
          </table:table-cell>
        </table:table-row>
        <table:table-row table:style-name="TableLine94615458196160">
          <table:table-cell table:style-name="Table12.A2" office:value-type="string">
            <text:p text:style-name="P71">13 Nov 2020</text:p>
          </table:table-cell>
          <table:table-cell table:style-name="Table12.B2" office:value-type="string">
            <text:p text:style-name="P70">First completed version of AMORAL specification/design</text:p>
          </table:table-cell>
        </table:table-row>
        <table:table-row table:style-name="TableLine94615458197312">
          <table:table-cell table:style-name="Table12.A2" office:value-type="string">
            <text:p text:style-name="P74">14 Nov 2020</text:p>
          </table:table-cell>
          <table:table-cell table:style-name="Table12.B2" office:value-type="string">
            <text:p text:style-name="P75">Fixed SHL name. Changed times. Procedures always exit with RTS.</text:p>
          </table:table-cell>
        </table:table-row>
        <table:table-row table:style-name="TableLine94615458197856">
          <table:table-cell table:style-name="Table12.A2" office:value-type="string">
            <text:p text:style-name="P81">15 Nov 2020</text:p>
          </table:table-cell>
          <table:table-cell table:style-name="Table12.B2" office:value-type="string">
            <text:p text:style-name="P82">Removed @ operator as it doesn’t work.</text:p>
          </table:table-cell>
        </table:table-row>
        <table:table-row table:style-name="TableLine94615458198512">
          <table:table-cell table:style-name="Table12.A2" office:value-type="string">
            <text:p text:style-name="P85">16 Nov 2020</text:p>
          </table:table-cell>
          <table:table-cell table:style-name="Table12.B2" office:value-type="string">
            <text:p text:style-name="P86">Added @ back in, conditions allow arbitrary constants. <text:span text:style-name="T51">Added true and false, fast, slow and code. </text:span><text:span text:style-name="T54">Added inbuilt functions table.</text:span></text:p>
          </table:table-cell>
        </table:table-row>
        <table:table-row table:style-name="TableLine94615458199168">
          <table:table-cell table:style-name="Table12.A2" office:value-type="string">
            <text:p text:style-name="P98">17 Nov 2020</text:p>
          </table:table-cell>
          <table:table-cell table:style-name="Table12.B2" office:value-type="string">
            <text:p text:style-name="P99">Added DCV. <text:span text:style-name="T61">Tweaks for ‘Code’. </text:span><text:span text:style-name="T62">@ works on procedures. </text:span><text:span text:style-name="T66">Added structure design.</text:span></text:p>
          </table:table-cell>
        </table:table-row>
      </table:table>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1"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text:page-number><text:s/>of <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7T10:59:05.532832023</dc:date>
    <meta:editing-duration>PT3H11M2S</meta:editing-duration>
    <meta:editing-cycles>153</meta:editing-cycles>
    <meta:generator>LibreOffice/7.0.3.1$Linux_X86_64 LibreOffice_project/00$Build-1</meta:generator>
    <meta:document-statistic meta:table-count="15" meta:image-count="0" meta:object-count="0" meta:page-count="11" meta:paragraph-count="458" meta:word-count="2991" meta:character-count="16729" meta:non-whitespace-character-count="14154"/>
  </office:meta>
</office:document-meta>
</file>